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959" officeooo:paragraph-rsid="0016a9a6"/>
    </style:style>
    <style:style style:name="P2" style:family="paragraph" style:parent-style-name="Standard">
      <style:text-properties officeooo:rsid="000d8c4c" officeooo:paragraph-rsid="0016a9a6"/>
    </style:style>
    <style:style style:name="P3" style:family="paragraph" style:parent-style-name="Standard">
      <style:text-properties officeooo:rsid="00188edd" officeooo:paragraph-rsid="00188edd"/>
    </style:style>
    <style:style style:name="P4" style:family="paragraph" style:parent-style-name="Standard">
      <style:text-properties officeooo:rsid="001e1070" officeooo:paragraph-rsid="001e1070"/>
    </style:style>
    <style:style style:name="P5" style:family="paragraph" style:parent-style-name="Standard">
      <style:text-properties officeooo:rsid="001f32f2" officeooo:paragraph-rsid="001f32f2"/>
    </style:style>
    <style:style style:name="P6" style:family="paragraph" style:parent-style-name="Text_20_body">
      <style:text-properties officeooo:rsid="0016a9a6" officeooo:paragraph-rsid="0016a9a6"/>
    </style:style>
    <style:style style:name="P7" style:family="paragraph" style:parent-style-name="Text_20_body">
      <style:text-properties officeooo:paragraph-rsid="0016a9a6"/>
    </style:style>
    <style:style style:name="P8" style:family="paragraph" style:parent-style-name="Text_20_body">
      <style:text-properties officeooo:rsid="0019c062" officeooo:paragraph-rsid="0019c062"/>
    </style:style>
    <style:style style:name="P9" style:family="paragraph" style:parent-style-name="Text_20_body">
      <style:text-properties officeooo:rsid="001b62ff" officeooo:paragraph-rsid="001b62ff"/>
    </style:style>
    <style:style style:name="P10" style:family="paragraph" style:parent-style-name="Text_20_body">
      <style:paragraph-properties fo:margin-top="0in" fo:margin-bottom="0in" loext:contextual-spacing="false" fo:line-height="100%"/>
      <style:text-properties fo:font-size="10pt" officeooo:rsid="001f32f2" officeooo:paragraph-rsid="001f32f2" style:font-size-asian="10pt" style:font-size-complex="10pt"/>
    </style:style>
    <style:style style:name="P11" style:family="paragraph" style:parent-style-name="Text_20_body">
      <style:paragraph-properties fo:margin-top="0in" fo:margin-bottom="0in" loext:contextual-spacing="false" fo:line-height="100%"/>
      <style:text-properties fo:font-size="10pt" officeooo:rsid="00249e95" officeooo:paragraph-rsid="00249e95" style:font-size-asian="10pt" style:font-size-complex="10pt"/>
    </style:style>
    <style:style style:name="P12" style:family="paragraph" style:parent-style-name="Text_20_body">
      <style:paragraph-properties fo:margin-top="0in" fo:margin-bottom="0in" loext:contextual-spacing="false" fo:line-height="100%"/>
      <style:text-properties fo:font-size="10pt" officeooo:rsid="0028ee90" officeooo:paragraph-rsid="0028ee90" style:font-size-asian="10pt" style:font-size-complex="10pt"/>
    </style:style>
    <style:style style:name="P13" style:family="paragraph" style:parent-style-name="Text_20_body">
      <style:paragraph-properties fo:margin-top="0in" fo:margin-bottom="0in" loext:contextual-spacing="false" fo:line-height="100%"/>
      <style:text-properties fo:font-size="10pt" officeooo:rsid="0029a719" officeooo:paragraph-rsid="0029a719" style:font-size-asian="10pt" style:font-size-complex="10pt"/>
    </style:style>
    <style:style style:name="P14" style:family="paragraph" style:parent-style-name="Text_20_body">
      <style:paragraph-properties fo:margin-top="0in" fo:margin-bottom="0in" loext:contextual-spacing="false" fo:line-height="100%"/>
      <style:text-properties fo:font-size="10pt" officeooo:rsid="002c5e4e" officeooo:paragraph-rsid="002c5e4e" style:font-size-asian="10pt" style:font-size-complex="10pt"/>
    </style:style>
    <style:style style:name="P15" style:family="paragraph" style:parent-style-name="Text_20_body">
      <style:paragraph-properties fo:margin-top="0in" fo:margin-bottom="0in" loext:contextual-spacing="false" fo:line-height="100%"/>
      <style:text-properties fo:font-size="10pt" officeooo:rsid="00363a38" officeooo:paragraph-rsid="00363a38" style:font-size-asian="10pt" style:font-size-complex="10pt"/>
    </style:style>
    <style:style style:name="P16" style:family="paragraph" style:parent-style-name="Text_20_body">
      <style:paragraph-properties fo:margin-top="0in" fo:margin-bottom="0in" loext:contextual-spacing="false" fo:line-height="100%"/>
      <style:text-properties style:font-name="LM Mono 10" fo:font-size="10pt" officeooo:rsid="0036086e" officeooo:paragraph-rsid="0036086e" style:font-size-asian="8.75pt" style:font-size-complex="10pt"/>
    </style:style>
    <style:style style:name="P17" style:family="paragraph" style:parent-style-name="Text_20_body">
      <style:paragraph-properties fo:margin-top="0in" fo:margin-bottom="0in" loext:contextual-spacing="false" fo:line-height="100%"/>
      <style:text-properties style:font-name="LM Mono 10" fo:font-size="10pt" officeooo:rsid="0036086e" officeooo:paragraph-rsid="0036086e" style:font-size-asian="10pt" style:font-size-complex="10pt"/>
    </style:style>
    <style:style style:name="P18" style:family="paragraph" style:parent-style-name="Text_20_body">
      <style:paragraph-properties fo:margin-top="0in" fo:margin-bottom="0in" loext:contextual-spacing="false" fo:line-height="100%"/>
      <style:text-properties style:font-name="LM Mono 10" fo:font-size="10pt" officeooo:rsid="0028ee90" officeooo:paragraph-rsid="0028ee90" style:font-size-asian="10pt" style:font-size-complex="10pt"/>
    </style:style>
    <style:style style:name="P19" style:family="paragraph" style:parent-style-name="Text_20_body">
      <style:paragraph-properties fo:margin-top="0in" fo:margin-bottom="0in" loext:contextual-spacing="false" fo:line-height="100%"/>
      <style:text-properties style:font-name="LM Mono 10" fo:font-size="10pt" officeooo:rsid="00344abe" officeooo:paragraph-rsid="00344abe" style:font-size-asian="10pt" style:font-size-complex="10pt"/>
    </style:style>
    <style:style style:name="P20" style:family="paragraph" style:parent-style-name="Text_20_body">
      <style:paragraph-properties fo:margin-top="0in" fo:margin-bottom="0in" loext:contextual-spacing="false" fo:line-height="100%"/>
      <style:text-properties style:font-name="LM Mono 10" fo:font-size="10pt" officeooo:rsid="0029a719" officeooo:paragraph-rsid="0029a719" style:font-size-asian="10pt" style:font-size-complex="10pt"/>
    </style:style>
    <style:style style:name="P21" style:family="paragraph" style:parent-style-name="Text_20_body">
      <style:paragraph-properties fo:margin-top="0in" fo:margin-bottom="0in" loext:contextual-spacing="false" fo:line-height="100%"/>
      <style:text-properties style:font-name="LM Mono 10" fo:font-size="9pt" officeooo:rsid="0036086e" officeooo:paragraph-rsid="0036086e" style:font-size-asian="9pt" style:font-size-complex="9pt"/>
    </style:style>
    <style:style style:name="P22" style:family="paragraph" style:parent-style-name="Text_20_body">
      <style:paragraph-properties fo:margin-top="0in" fo:margin-bottom="0in" loext:contextual-spacing="false" fo:line-height="100%"/>
      <style:text-properties style:font-name="LM Mono 10" officeooo:rsid="0036086e" officeooo:paragraph-rsid="0036086e"/>
    </style:style>
    <style:style style:name="P23" style:family="paragraph" style:parent-style-name="Text_20_body" style:list-style-name="">
      <style:paragraph-properties fo:margin-top="0in" fo:margin-bottom="0in" loext:contextual-spacing="false" fo:line-height="100%"/>
      <style:text-properties officeooo:rsid="00363a38" officeooo:paragraph-rsid="00363a38"/>
    </style:style>
    <style:style style:name="P24" style:family="paragraph" style:parent-style-name="Heading_20_1">
      <style:paragraph-properties fo:break-before="page"/>
      <style:text-properties officeooo:rsid="0016a9a6" officeooo:paragraph-rsid="0016a9a6"/>
    </style:style>
    <style:style style:name="P25" style:family="paragraph" style:parent-style-name="Heading_20_1">
      <style:text-properties officeooo:rsid="0016a9a6" officeooo:paragraph-rsid="0016a9a6"/>
    </style:style>
    <style:style style:name="P26" style:family="paragraph" style:parent-style-name="Heading_20_1" style:list-style-name="">
      <style:text-properties officeooo:rsid="0016a9a6" officeooo:paragraph-rsid="0016a9a6"/>
    </style:style>
    <style:style style:name="P27" style:family="paragraph" style:parent-style-name="Heading_20_3" style:list-style-name="">
      <style:text-properties officeooo:rsid="00249e95" officeooo:paragraph-rsid="00249e95"/>
    </style:style>
    <style:style style:name="P28" style:family="paragraph" style:parent-style-name="Heading_20_3">
      <style:text-properties officeooo:rsid="0027f5ea" officeooo:paragraph-rsid="0027f5ea"/>
    </style:style>
    <style:style style:name="P29" style:family="paragraph" style:parent-style-name="Heading_20_3">
      <style:text-properties officeooo:rsid="0029a719" officeooo:paragraph-rsid="0029a719"/>
    </style:style>
    <style:style style:name="P30" style:family="paragraph" style:parent-style-name="Heading_20_3">
      <style:text-properties officeooo:rsid="002ac01d" officeooo:paragraph-rsid="002ac01d"/>
    </style:style>
    <style:style style:name="P31" style:family="paragraph" style:parent-style-name="Heading_20_3">
      <style:text-properties officeooo:rsid="002bfaba" officeooo:paragraph-rsid="002bfaba"/>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officeooo:rsid="00249e95" officeooo:paragraph-rsid="00249e95"/>
    </style:style>
    <style:style style:name="P34" style:family="paragraph" style:parent-style-name="Heading_20_2">
      <style:text-properties officeooo:rsid="0029a719" officeooo:paragraph-rsid="0029a719"/>
    </style:style>
    <style:style style:name="P35" style:family="paragraph" style:parent-style-name="Heading_20_2">
      <style:text-properties officeooo:rsid="002bbf49" officeooo:paragraph-rsid="002bbf49"/>
    </style:style>
    <style:style style:name="P36" style:family="paragraph" style:parent-style-name="Title">
      <style:text-properties officeooo:rsid="00188edd" officeooo:paragraph-rsid="00188edd"/>
    </style:style>
    <style:style style:name="T1" style:family="text">
      <style:text-properties officeooo:rsid="000d8c4c"/>
    </style:style>
    <style:style style:name="T2" style:family="text">
      <style:text-properties officeooo:rsid="00102567"/>
    </style:style>
    <style:style style:name="T3" style:family="text">
      <style:text-properties officeooo:rsid="001132e9"/>
    </style:style>
    <style:style style:name="T4" style:family="text">
      <style:text-properties officeooo:rsid="001d1e7b"/>
    </style:style>
    <style:style style:name="T5" style:family="text">
      <style:text-properties officeooo:rsid="001ece54"/>
    </style:style>
    <style:style style:name="T6" style:family="text">
      <style:text-properties fo:font-size="10pt" style:font-size-asian="10pt" style:font-size-complex="10pt"/>
    </style:style>
    <style:style style:name="T7" style:family="text">
      <style:text-properties officeooo:rsid="00249e95"/>
    </style:style>
    <style:style style:name="T8" style:family="text">
      <style:text-properties officeooo:rsid="0025dc84"/>
    </style:style>
    <style:style style:name="T9" style:family="text">
      <style:text-properties officeooo:rsid="002680a7"/>
    </style:style>
    <style:style style:name="T10" style:family="text">
      <style:text-properties officeooo:rsid="002d1e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
      <text:p text:style-name="Title"/>
      <text:p text:style-name="Title"/>
      <text:p text:style-name="Title"/>
      <text:p text:style-name="Title">Matthew Hruz</text:p>
      <text:p text:style-name="P36">CS 4013: Compiler Construction</text:p>
      <text:p text:style-name="Title">Project 1</text:p>
      <text:h text:style-name="P24" text:outline-level="1">Introduction</text:h>
      <text:p text:style-name="P9">This report provides the details of my approach and implementation of Project 1: The Lexical Analyzer, for CS 4013: Compiler Construction. <text:span text:style-name="T9">It goes into detail on how I went about designing and implementing the project. The appendices provide sample input and output, as well as the code listing for all source files used in this project.</text:span></text:p>
      <text:h text:style-name="P25" text:outline-level="1">Methodology</text:h>
      <text:p text:style-name="P2">My plan was to use object-oriented design to create <text:span text:style-name="T2">an abstract Finite State Machine (FSM) class, then make multiple instances of it for each finite state machine I had to implement. I decided on my file structure, which would have a main.py file, a lexer.py file, and separate files if I needed any specialized data structures. Technically, all of my code could have gone into one file, but that would not have been the most clean solution.</text:span></text:p>
      <text:p text:style-name="P2"/>
      <text:p text:style-name="P4">In project 1, I placed an emphasis on good coding practice and put a lot of assert statements into the code. These asserts serve only to make sure the program is behaving normally. </text:p>
      <text:h text:style-name="P25" text:outline-level="1">Implementation</text:h>
      <text:p text:style-name="P3">For my projects, I chose to use Python as my programming language, in hopes that it would be simple and quick to work with. Python's ability to easily make classes proved to be very useful. </text:p>
      <text:p text:style-name="P1"/>
      <text:p text:style-name="P1">Project 1 includes <text:span text:style-name="T1">three main</text:span> program files: main.py, lexer.py, <text:span text:style-name="T1">and symbolTable.py</text:span>. The <text:span text:style-name="T1">was to make main.py the program that handled input and data flow through the different parts of the compiler, while lexer.py, and any other parts of the compiler that would follow in later projects, would be implemented in their own files.</text:span></text:p>
      <text:p text:style-name="P1"/>
      <text:p text:style-name="P4">Main.py is a small, approximately 50 line file. <text:span text:style-name="T5">It </text:span>handles <text:span text:style-name="T5">command line processing and imports the other parts of the compiler, such as the lexical analyzer, so that they can be used. In project 1, main.py is also responsible for generating the listing file.</text:span></text:p>
      <text:p text:style-name="P2"/>
      <text:p text:style-name="P2">Lexer.py is by far the largest part of project 1. It defines the abstract Finite State Machine class, <text:span text:style-name="T3">called LexerFSM,</text:span> and all of the FSM instances, as well as a few other methods at the end that are used both internally and externally to actually run the lexical analyzer. <text:span text:style-name="T4">For each FSM, an instance of the FSM is created. For each state in the FSM, a new method is created to handle state transitions and/or the generation of tokens. The handler method and the title for the state is then passed into the machine using the LexerFSM's addState() method. A start state must then be defined so the FSM knows where to begin. Lastly, each new machine is added to a list of machines. The machines are added in the correct precedence order so that a simple loop can be used to determine the token type.</text:span></text:p>
      <text:p text:style-name="P2"/>
      <text:p text:style-name="P5">SymbolTable.py is, as the name suggests, the implementation of the Symbol Table. <text:span text:style-name="T7">Upon instantiation, there are no entries in the table, so an insert function is defined in symbolTable.py and main.py does the work of going through the reserved word file (the .rwf file in the project directory) <text:s/>and adds the reserved words in. A <text:s/>lookup function is provided that will indicate whether or not the token exists in the symbol table.</text:span></text:p>
      <text:h text:style-name="P25" text:outline-level="1">Discussion and Conclusions</text:h>
      <text:p text:style-name="P8">Overall, this project simply required a bit of time to implement. The project simply required a bit of <text:soft-page-break/>time to <text:span text:style-name="T8">implement. Regular expressions might have been a little easier to work with, but I had not thought of that until recently and the experience of working with finite state machines was well worth it for educational skill and practice with the data structure.</text:span></text:p>
      <text:p text:style-name="P6"/>
      <text:h text:style-name="P26" text:outline-level="1"/>
      <text:h text:style-name="P24" text:outline-level="1">Appendix I: Sample Inputs and Outputs</text:h>
      <text:p text:style-name="P7"/>
      <text:h text:style-name="P34" text:outline-level="2">Input Files</text:h>
      <text:h text:style-name="P29" text:outline-level="3">Good Source Program</text:h>
      <text:p text:style-name="P17"/>
      <text:p text:style-name="P21">program fullProg(xVar, yVar);</text:p>
      <text:p text:style-name="P21"><text:tab/>var x, y: integer;</text:p>
      <text:p text:style-name="P21"><text:tab/>var z: real;</text:p>
      <text:p text:style-name="P21"><text:tab/>var someArray: array[1..5] of real; {inline comment}</text:p>
      <text:p text:style-name="P21"><text:tab/></text:p>
      <text:p text:style-name="P21"><text:tab/>function gcd (a, b : integer) : integer;</text:p>
      <text:p text:style-name="P21"><text:tab/>begin</text:p>
      <text:p text:style-name="P21"><text:tab/><text:tab/>if b = 0 then gcd:=a {ensure that gcd id is the same throughout}</text:p>
      <text:p text:style-name="P21"><text:tab/><text:tab/>else gcd := gcd(b, a mod b)</text:p>
      <text:p text:style-name="P21"><text:tab/>end;</text:p>
      <text:p text:style-name="P21"/>
      <text:p text:style-name="P21"/>
      <text:p text:style-name="P21"><text:tab/>procedure aProc;</text:p>
      <text:p text:style-name="P21"><text:tab/><text:tab/>var w: integer;</text:p>
      <text:p text:style-name="P21"><text:tab/><text:tab/>begin</text:p>
      <text:p text:style-name="P21"><text:tab/><text:tab/><text:tab/>w := x div y;</text:p>
      <text:p text:style-name="P21"><text:tab/><text:tab/><text:tab/>while <text:s/>w &gt; 0 do</text:p>
      <text:p text:style-name="P21"><text:tab/><text:tab/><text:tab/><text:tab/>begin</text:p>
      <text:p text:style-name="P21"><text:tab/><text:tab/><text:tab/><text:tab/><text:tab/>w := w - 1;</text:p>
      <text:p text:style-name="P21"><text:tab/><text:tab/><text:tab/><text:tab/><text:tab/>if x &lt;&gt; 0 {or 1 and x &lt; -5} then x := x + 1 else z := z/2.0;</text:p>
      <text:p text:style-name="P21"><text:tab/><text:tab/><text:tab/><text:tab/><text:tab/>if not((10 mod 3) &lt;= 3) then x:=2*5 else z:=5.2;</text:p>
      <text:p text:style-name="P21"><text:tab/><text:tab/><text:tab/><text:tab/><text:tab/>if 10&gt;=3 then x:=2*5 else z:=5.2;</text:p>
      <text:p text:style-name="P21"><text:tab/><text:tab/><text:tab/><text:tab/><text:tab/>if 6&gt;5 <text:s/>then x:=2*5 else z:=5.2;</text:p>
      <text:p text:style-name="P21"><text:tab/><text:tab/><text:tab/><text:tab/><text:tab/>if 6&lt;5 <text:s/>then x:=2*5 else z:=5.2;</text:p>
      <text:p text:style-name="P21"><text:tab/><text:tab/><text:tab/><text:tab/><text:tab/>if 10&lt;=3 then x:=2*5 else z:=5.2;</text:p>
      <text:p text:style-name="P21"><text:tab/><text:tab/><text:tab/><text:tab/><text:tab/>x := 3 and 4;</text:p>
      <text:p text:style-name="P21"><text:tab/><text:tab/><text:tab/><text:tab/><text:tab/>x := 4 or 5</text:p>
      <text:p text:style-name="P21"><text:tab/><text:tab/><text:tab/><text:tab/>end</text:p>
      <text:p text:style-name="P21"><text:tab/><text:tab/>end;</text:p>
      <text:p text:style-name="P21"><text:tab/></text:p>
      <text:p text:style-name="P21"><text:tab/>begin</text:p>
      <text:p text:style-name="P21"><text:tab/><text:tab/>var a: real; b: real; c: real; d: real;</text:p>
      <text:p text:style-name="P21"><text:tab/><text:tab/>a:=42.E4;</text:p>
      <text:p text:style-name="P21"><text:tab/><text:tab/>b :=42.0E2;</text:p>
      <text:p text:style-name="P21"><text:tab/><text:tab/>c:= -42.6E;</text:p>
      <text:p text:style-name="P21"><text:tab/><text:tab/>d := 42.0EA;</text:p>
      <text:p text:style-name="P21"><text:tab/><text:tab/>x := 17;</text:p>
      <text:p text:style-name="P21"><text:tab/><text:tab/>y :=-4;</text:p>
      <text:p text:style-name="P21"><text:tab/><text:tab/>a := a + b;</text:p>
      <text:p text:style-name="P21"><text:tab/><text:tab/>gcd(x, y);</text:p>
      <text:p text:style-name="P21"><text:tab/><text:tab/>aProc()</text:p>
      <text:p text:style-name="P21"><text:tab/>end</text:p>
      <text:p text:style-name="P21">{this is a comment}</text:p>
      <text:p text:style-name="P21">.</text:p>
      <text:p text:style-name="P13">.</text:p>
      <text:h text:style-name="P30" text:outline-level="3">Bad Source Program</text:h>
      <text:p text:style-name="P19">{ unrecognizable symbols }</text:p>
      <text:p text:style-name="P19"><text:soft-page-break/>!</text:p>
      <text:p text:style-name="P19">@</text:p>
      <text:p text:style-name="P19">#</text:p>
      <text:p text:style-name="P19">$</text:p>
      <text:p text:style-name="P19">%</text:p>
      <text:p text:style-name="P19">^</text:p>
      <text:p text:style-name="P19">&amp;</text:p>
      <text:p text:style-name="P19">_</text:p>
      <text:p text:style-name="P19">`</text:p>
      <text:p text:style-name="P19">~</text:p>
      <text:p text:style-name="P19">?</text:p>
      <text:p text:style-name="P19">'</text:p>
      <text:p text:style-name="P19">"</text:p>
      <text:p text:style-name="P19">'</text:p>
      <text:p text:style-name="P19">\</text:p>
      <text:p text:style-name="P19">|</text:p>
      <text:p text:style-name="P19">{ ---length errors--- }</text:p>
      <text:p text:style-name="P19">supercalafragalisticexpialadoshus {identifier that is too long}</text:p>
      <text:p text:style-name="P19">555555 {extra long integer}</text:p>
      <text:p text:style-name="P19">{extra long fractional part}</text:p>
      <text:p text:style-name="P19">{extra long exponential part}</text:p>
      <text:p text:style-name="P19">{below shoud parse as LEXERR: extra long integer, progEnd, integer}</text:p>
      <text:p text:style-name="P19">555555.234</text:p>
      <text:p text:style-name="P19">{below shoud parse as LEXERR: extra long integer,}</text:p>
      <text:p text:style-name="P19">{progEnd, integer, identifier (E), integer}</text:p>
      <text:p text:style-name="P19">555555.234E2</text:p>
      <text:p text:style-name="P19">12345.123456</text:p>
      <text:p text:style-name="P19">12345.123456E2</text:p>
      <text:p text:style-name="P19">12345.12345E123</text:p>
      <text:p text:style-name="P19">123456.123456</text:p>
      <text:p text:style-name="P19">123456.123456E1</text:p>
      <text:p text:style-name="P19">12345.12345E123</text:p>
      <text:h text:style-name="P28" text:outline-level="3">reservedWords.rwf</text:h>
      <text:p text:style-name="P18">"program" KEYWORD progStart</text:p>
      <text:p text:style-name="P18">"var" KEYWORD varDeclare</text:p>
      <text:p text:style-name="P18">"not" KEYWORD negation</text:p>
      <text:p text:style-name="P18">"while" KEYWORD loopCond</text:p>
      <text:p text:style-name="P18">"do" KEYWORD loopBegin</text:p>
      <text:p text:style-name="P18">"if" KEYWORD condIf</text:p>
      <text:p text:style-name="P18">"then" KEYWORD condThen</text:p>
      <text:p text:style-name="P18">"else" KEYWORD condElse</text:p>
      <text:p text:style-name="P18">"begin" KEYWORD compStmtStart</text:p>
      <text:p text:style-name="P18">"end" KEYWORD compStmtEnd</text:p>
      <text:p text:style-name="P18">"function" KEYWORD subProgFunc</text:p>
      <text:p text:style-name="P18">"array" KEYWORD array</text:p>
      <text:p text:style-name="P18">"of" KEYWORD typeDec</text:p>
      <text:p text:style-name="P18">"integer" KEYWORD intType</text:p>
      <text:p text:style-name="P18">"real" KEYWORD realType</text:p>
      <text:p text:style-name="P18">"[" KEYWORD openBracket</text:p>
      <text:p text:style-name="P18">"]" KEYWORD closeBracket</text:p>
      <text:p text:style-name="P18">".." KEYWORD arrayRange</text:p>
      <text:p text:style-name="P18">"(" KEYWORD openParen</text:p>
      <text:p text:style-name="P18">")" KEYWORD closeParen</text:p>
      <text:p text:style-name="P18"><text:soft-page-break/>";" KEYWORD endStmnt</text:p>
      <text:p text:style-name="P18">":" KEYWORD semicolon</text:p>
      <text:p text:style-name="P18">"," KEYWORD comma</text:p>
      <text:p text:style-name="P18">"+" SIGNOP positive</text:p>
      <text:p text:style-name="P18">"-" SIGNOP negative</text:p>
      <text:p text:style-name="P18">"." KEYWORD progEnd</text:p>
      <text:p text:style-name="P12"/>
      <text:h text:style-name="P35" text:outline-level="2">Output Files</text:h>
      <text:h text:style-name="P31" text:outline-level="3">Good Source Listing File</text:h>
      <text:p text:style-name="P17">1: </text:p>
      <text:p text:style-name="P17">2: program fullProg(xVar, yVar);</text:p>
      <text:p text:style-name="P17">3: <text:tab/>var x, y: integer;</text:p>
      <text:p text:style-name="P17">4: <text:tab/>var z: real;</text:p>
      <text:p text:style-name="P17">5: <text:tab/>var someArray: array[1..5] of real; {inline comment}</text:p>
      <text:p text:style-name="P17">6: <text:tab/></text:p>
      <text:p text:style-name="P17">7: <text:tab/>function gcd (a, b : integer) : integer;</text:p>
      <text:p text:style-name="P17">8: <text:tab/>begin</text:p>
      <text:p text:style-name="P17">9: <text:tab/><text:tab/>if b = 0 then gcd:=a {ensure that gcd id is the same throughout}</text:p>
      <text:p text:style-name="P17">10: <text:tab/><text:tab/>else gcd := gcd(b, a mod b)</text:p>
      <text:p text:style-name="P17">11: <text:tab/>end;</text:p>
      <text:p text:style-name="P17">12: </text:p>
      <text:p text:style-name="P17">13: </text:p>
      <text:p text:style-name="P17">14: <text:tab/>procedure aProc;</text:p>
      <text:p text:style-name="P17">15: <text:tab/><text:tab/>var w: integer;</text:p>
      <text:p text:style-name="P17">16: <text:tab/><text:tab/>begin</text:p>
      <text:p text:style-name="P17">17: <text:tab/><text:tab/><text:tab/>w := x div y;</text:p>
      <text:p text:style-name="P17">18: <text:tab/><text:tab/><text:tab/>while <text:s/>w &gt; 0 do</text:p>
      <text:p text:style-name="P17">19: <text:tab/><text:tab/><text:tab/><text:tab/>begin</text:p>
      <text:p text:style-name="P17">20: <text:tab/><text:tab/><text:tab/><text:tab/><text:tab/>w := w - 1;</text:p>
      <text:p text:style-name="P17">21: <text:tab/><text:tab/><text:tab/><text:tab/><text:tab/>if x &lt;&gt; 0 {or 1 and x &lt; -5} then x := x + 1 else z := z/2.0;</text:p>
      <text:p text:style-name="P17">22: <text:tab/><text:tab/><text:tab/><text:tab/><text:tab/>if not((10 mod 3) &lt;= 3) then x:=2*5 else z:=5.2;</text:p>
      <text:p text:style-name="P17">23: <text:tab/><text:tab/><text:tab/><text:tab/><text:tab/>if 10&gt;=3 then x:=2*5 else z:=5.2;</text:p>
      <text:p text:style-name="P17">24: <text:tab/><text:tab/><text:tab/><text:tab/><text:tab/>if 6&gt;5 <text:s/>then x:=2*5 else z:=5.2;</text:p>
      <text:p text:style-name="P17">25: <text:tab/><text:tab/><text:tab/><text:tab/><text:tab/>if 6&lt;5 <text:s/>then x:=2*5 else z:=5.2;</text:p>
      <text:p text:style-name="P17">26: <text:tab/><text:tab/><text:tab/><text:tab/><text:tab/>if 10&lt;=3 then x:=2*5 else z:=5.2;</text:p>
      <text:p text:style-name="P17">27: <text:tab/><text:tab/><text:tab/><text:tab/><text:tab/>x := 3 and 4;</text:p>
      <text:p text:style-name="P17">28: <text:tab/><text:tab/><text:tab/><text:tab/><text:tab/>x := 4 or 5</text:p>
      <text:p text:style-name="P17">29: <text:tab/><text:tab/><text:tab/><text:tab/>end</text:p>
      <text:p text:style-name="P17">30: <text:tab/><text:tab/>end;</text:p>
      <text:p text:style-name="P17">31: <text:tab/></text:p>
      <text:p text:style-name="P17">32: <text:tab/>begin</text:p>
      <text:p text:style-name="P17">33: <text:tab/><text:tab/>var a: real; b: real; c: real; d: real;</text:p>
      <text:p text:style-name="P17">34: <text:tab/><text:tab/>a:=42.E4;</text:p>
      <text:p text:style-name="P17">35: <text:tab/><text:tab/>b :=42.0E2;</text:p>
      <text:p text:style-name="P17">36: <text:tab/><text:tab/>c:= -42.6E;</text:p>
      <text:p text:style-name="P17">37: <text:tab/><text:tab/>d := 42.0EA;</text:p>
      <text:p text:style-name="P17">38: <text:tab/><text:tab/>x := 17;</text:p>
      <text:p text:style-name="P17">39: <text:tab/><text:tab/>y :=-4;</text:p>
      <text:p text:style-name="P17">40: <text:tab/><text:tab/>a := a + b;</text:p>
      <text:p text:style-name="P17">41: <text:tab/><text:tab/>gcd(x, y);</text:p>
      <text:p text:style-name="P17"><text:soft-page-break/>42: <text:tab/><text:tab/>aProc()</text:p>
      <text:p text:style-name="P17">43: <text:tab/>end</text:p>
      <text:p text:style-name="P17">44: {this is a comment}</text:p>
      <text:p text:style-name="P17">45: .</text:p>
      <text:h text:style-name="P31" text:outline-level="3">Good Source Token File</text:h>
      <text:p text:style-name="P22"><text:s/><text:span text:style-name="T6">line No. Lexeme <text:s text:c="10"/>Token Type <text:s text:c="4"/>attribute <text:s text:c="30"/></text:span></text:p>
      <text:p text:style-name="P17"><text:s text:c="4"/>2 <text:s text:c="4"/>program <text:s text:c="9"/>KEYWORD <text:s text:c="7"/>progStart <text:s text:c="30"/></text:p>
      <text:p text:style-name="P17"><text:s text:c="4"/>2 <text:s text:c="4"/>fullProg <text:s text:c="8"/>ID <text:s text:c="12"/>0x7f1b82329a28 <text:s text:c="25"/></text:p>
      <text:p text:style-name="P17"><text:s text:c="4"/>2 <text:s text:c="4"/>( <text:s text:c="15"/>KEYWORD <text:s text:c="7"/>openParen <text:s text:c="30"/></text:p>
      <text:p text:style-name="P17"><text:s text:c="4"/>2 <text:s text:c="4"/>xVar <text:s text:c="12"/>ID <text:s text:c="12"/>0x7f1b82329b40 <text:s text:c="25"/></text:p>
      <text:p text:style-name="P17"><text:s text:c="4"/>2 <text:s text:c="4"/>, <text:s text:c="15"/>KEYWORD <text:s text:c="7"/>comma <text:s text:c="34"/></text:p>
      <text:p text:style-name="P17"><text:s text:c="4"/>2 <text:s text:c="4"/>yVar <text:s text:c="12"/>ID <text:s text:c="12"/>0x7f1b82329c58 <text:s text:c="25"/></text:p>
      <text:p text:style-name="P17"><text:s text:c="4"/>2 <text:s text:c="4"/>) <text:s text:c="15"/>KEYWORD <text:s text:c="7"/>closeParen <text:s text:c="29"/></text:p>
      <text:p text:style-name="P17"><text:s text:c="4"/>2 <text:s text:c="4"/>; <text:s text:c="15"/>KEYWORD <text:s text:c="7"/>endStmnt <text:s text:c="31"/></text:p>
      <text:p text:style-name="P17"><text:s text:c="4"/>3 <text:s text:c="4"/>var <text:s text:c="13"/>KEYWORD <text:s text:c="7"/>varDeclare <text:s text:c="29"/></text:p>
      <text:p text:style-name="P17"><text:s text:c="4"/>3 <text:s text:c="4"/>x <text:s text:c="15"/>ID <text:s text:c="12"/>0x7f1b82329d70 <text:s text:c="25"/></text:p>
      <text:p text:style-name="P17"><text:s text:c="4"/>3 <text:s text:c="4"/>, <text:s text:c="15"/>KEYWORD <text:s text:c="7"/>comma <text:s text:c="34"/></text:p>
      <text:p text:style-name="P17"><text:s text:c="4"/>3 <text:s text:c="4"/>y <text:s text:c="15"/>ID <text:s text:c="12"/>0x7f1b82329e88 <text:s text:c="25"/></text:p>
      <text:p text:style-name="P17"><text:s text:c="4"/>3 <text:s text:c="4"/>: <text:s text:c="15"/>KEYWORD <text:s text:c="7"/>semicolon <text:s text:c="30"/></text:p>
      <text:p text:style-name="P17"><text:s text:c="4"/>3 <text:s text:c="4"/>integer <text:s text:c="9"/>KEYWORD <text:s text:c="7"/>intType <text:s text:c="32"/></text:p>
      <text:p text:style-name="P17"><text:s text:c="4"/>3 <text:s text:c="4"/>; <text:s text:c="15"/>KEYWORD <text:s text:c="7"/>endStmnt <text:s text:c="31"/></text:p>
      <text:p text:style-name="P17"><text:s text:c="4"/>4 <text:s text:c="4"/>var <text:s text:c="13"/>KEYWORD <text:s text:c="7"/>varDeclare <text:s text:c="29"/></text:p>
      <text:p text:style-name="P17"><text:s text:c="4"/>4 <text:s text:c="4"/>z <text:s text:c="15"/>ID <text:s text:c="12"/>0x7f1b82330050 <text:s text:c="25"/></text:p>
      <text:p text:style-name="P17"><text:s text:c="4"/>4 <text:s text:c="4"/>: <text:s text:c="15"/>KEYWORD <text:s text:c="7"/>semicolon <text:s text:c="30"/></text:p>
      <text:p text:style-name="P17"><text:s text:c="4"/>4 <text:s text:c="4"/>real <text:s text:c="12"/>KEYWORD <text:s text:c="7"/>realType <text:s text:c="31"/></text:p>
      <text:p text:style-name="P17"><text:s text:c="4"/>4 <text:s text:c="4"/>; <text:s text:c="15"/>KEYWORD <text:s text:c="7"/>endStmnt <text:s text:c="31"/></text:p>
      <text:p text:style-name="P17"><text:s text:c="4"/>5 <text:s text:c="4"/>var <text:s text:c="13"/>KEYWORD <text:s text:c="7"/>varDeclare <text:s text:c="29"/></text:p>
      <text:p text:style-name="P17"><text:s text:c="4"/>5 <text:s text:c="4"/>someArray <text:s text:c="7"/>ID <text:s text:c="12"/>0x7f1b82330168 <text:s text:c="25"/></text:p>
      <text:p text:style-name="P17"><text:s text:c="4"/>5 <text:s text:c="4"/>: <text:s text:c="15"/>KEYWORD <text:s text:c="7"/>semicolon <text:s text:c="30"/></text:p>
      <text:p text:style-name="P17"><text:s text:c="4"/>5 <text:s text:c="4"/>array <text:s text:c="11"/>KEYWORD <text:s text:c="7"/>array <text:s text:c="34"/></text:p>
      <text:p text:style-name="P17"><text:s text:c="4"/>5 <text:s text:c="4"/>[ <text:s text:c="15"/>KEYWORD <text:s text:c="7"/>openBracket <text:s text:c="28"/></text:p>
      <text:p text:style-name="P17"><text:s text:c="4"/>5 <text:s text:c="4"/>1. <text:s text:c="14"/>NUMBER <text:s text:c="8"/>realNum <text:s text:c="32"/></text:p>
      <text:p text:style-name="P17"><text:s text:c="4"/>5 <text:s text:c="4"/>. <text:s text:c="15"/>KEYWORD <text:s text:c="7"/>progEnd <text:s text:c="32"/></text:p>
      <text:p text:style-name="P17"><text:s text:c="4"/>5 <text:s text:c="4"/>5 <text:s text:c="15"/>NUMBER <text:s text:c="8"/>intNum <text:s text:c="33"/></text:p>
      <text:p text:style-name="P17"><text:s text:c="4"/>5 <text:s text:c="4"/>] <text:s text:c="15"/>KEYWORD <text:s text:c="7"/>closeBracket <text:s text:c="27"/></text:p>
      <text:p text:style-name="P17"><text:s text:c="4"/>5 <text:s text:c="4"/>of <text:s text:c="14"/>KEYWORD <text:s text:c="7"/>typeDec <text:s text:c="32"/></text:p>
      <text:p text:style-name="P17"><text:s text:c="4"/>5 <text:s text:c="4"/>real <text:s text:c="12"/>KEYWORD <text:s text:c="7"/>realType <text:s text:c="31"/></text:p>
      <text:p text:style-name="P17"><text:s text:c="4"/>5 <text:s text:c="4"/>; <text:s text:c="15"/>KEYWORD <text:s text:c="7"/>endStmnt <text:s text:c="31"/></text:p>
      <text:p text:style-name="P17"><text:s text:c="4"/>7 <text:s text:c="4"/>function <text:s text:c="8"/>KEYWORD <text:s text:c="7"/>subProgFunc <text:s text:c="28"/></text:p>
      <text:p text:style-name="P17"><text:s text:c="4"/>7 <text:s text:c="4"/>gcd <text:s text:c="13"/>ID <text:s text:c="12"/>0x7f1b82330280 <text:s text:c="25"/></text:p>
      <text:p text:style-name="P17"><text:s text:c="4"/>7 <text:s text:c="4"/>( <text:s text:c="15"/>KEYWORD <text:s text:c="7"/>openParen <text:s text:c="30"/></text:p>
      <text:p text:style-name="P17"><text:s text:c="4"/>7 <text:s text:c="4"/>a <text:s text:c="15"/>ID <text:s text:c="12"/>0x7f1b82330398 <text:s text:c="25"/></text:p>
      <text:p text:style-name="P17"><text:s text:c="4"/>7 <text:s text:c="4"/>, <text:s text:c="15"/>KEYWORD <text:s text:c="7"/>comma <text:s text:c="34"/></text:p>
      <text:p text:style-name="P17"><text:s text:c="4"/>7 <text:s text:c="4"/>b <text:s text:c="15"/>ID <text:s text:c="12"/>0x7f1b823304b0 <text:s text:c="25"/></text:p>
      <text:p text:style-name="P17"><text:s text:c="4"/>7 <text:s text:c="4"/>: <text:s text:c="15"/>KEYWORD <text:s text:c="7"/>semicolon <text:s text:c="30"/></text:p>
      <text:p text:style-name="P17"><text:s text:c="4"/>7 <text:s text:c="4"/>integer <text:s text:c="9"/>KEYWORD <text:s text:c="7"/>intType <text:s text:c="32"/></text:p>
      <text:p text:style-name="P17"><text:s text:c="4"/>7 <text:s text:c="4"/>) <text:s text:c="15"/>KEYWORD <text:s text:c="7"/>closeParen <text:s text:c="29"/></text:p>
      <text:p text:style-name="P17"><text:s text:c="4"/>7 <text:s text:c="4"/>: <text:s text:c="15"/>KEYWORD <text:s text:c="7"/>semicolon <text:s text:c="30"/></text:p>
      <text:p text:style-name="P17"><text:s text:c="4"/>7 <text:s text:c="4"/>integer <text:s text:c="9"/>KEYWORD <text:s text:c="7"/>intType <text:s text:c="32"/></text:p>
      <text:p text:style-name="P17"><text:s text:c="4"/>7 <text:s text:c="4"/>; <text:s text:c="15"/>KEYWORD <text:s text:c="7"/>endStmnt <text:s text:c="31"/></text:p>
      <text:p text:style-name="P17"><text:s text:c="4"/>8 <text:s text:c="4"/>begin <text:s text:c="11"/>KEYWORD <text:s text:c="7"/>compStmtStart <text:s text:c="26"/></text:p>
      <text:p text:style-name="P17"><text:s text:c="4"/>9 <text:s text:c="4"/>if <text:s text:c="14"/>KEYWORD <text:s text:c="7"/>condIf <text:s text:c="33"/></text:p>
      <text:p text:style-name="P17"><text:s text:c="4"/>9 <text:s text:c="4"/>b <text:s text:c="15"/>ID <text:s text:c="12"/>0x7f1b823304b0 <text:s text:c="25"/></text:p>
      <text:p text:style-name="P17"><text:soft-page-break/><text:s text:c="4"/>9 <text:s text:c="4"/>= <text:s text:c="15"/>RELOP <text:s text:c="9"/>equals <text:s text:c="33"/></text:p>
      <text:p text:style-name="P17"><text:s text:c="4"/>9 <text:s text:c="4"/>0 <text:s text:c="15"/>NUMBER <text:s text:c="8"/>intNum <text:s text:c="33"/></text:p>
      <text:p text:style-name="P17"><text:s text:c="4"/>9 <text:s text:c="4"/>then <text:s text:c="12"/>KEYWORD <text:s text:c="7"/>condThen <text:s text:c="31"/></text:p>
      <text:p text:style-name="P17"><text:s text:c="4"/>9 <text:s text:c="4"/>gcd <text:s text:c="13"/>ID <text:s text:c="12"/>0x7f1b82330280 <text:s text:c="25"/></text:p>
      <text:p text:style-name="P17"><text:s text:c="4"/>9 <text:s text:c="4"/>:= <text:s text:c="14"/>ASSIGNOP <text:s text:c="6"/>assignTo <text:s text:c="31"/></text:p>
      <text:p text:style-name="P17"><text:s text:c="4"/>9 <text:s text:c="4"/>a <text:s text:c="15"/>ID <text:s text:c="12"/>0x7f1b82330398 <text:s text:c="25"/></text:p>
      <text:p text:style-name="P17"><text:s text:c="4"/>10 <text:s text:c="3"/>else <text:s text:c="12"/>KEYWORD <text:s text:c="7"/>condElse <text:s text:c="31"/></text:p>
      <text:p text:style-name="P17"><text:s text:c="4"/>10 <text:s text:c="3"/>gcd <text:s text:c="13"/>ID <text:s text:c="12"/>0x7f1b82330280 <text:s text:c="25"/></text:p>
      <text:p text:style-name="P17"><text:s text:c="4"/>10 <text:s text:c="3"/>:= <text:s text:c="14"/>ASSIGNOP <text:s text:c="6"/>assignTo <text:s text:c="31"/></text:p>
      <text:p text:style-name="P17"><text:s text:c="4"/>10 <text:s text:c="3"/>gcd <text:s text:c="13"/>ID <text:s text:c="12"/>0x7f1b82330280 <text:s text:c="25"/></text:p>
      <text:p text:style-name="P17"><text:s text:c="4"/>10 <text:s text:c="3"/>( <text:s text:c="15"/>KEYWORD <text:s text:c="7"/>openParen <text:s text:c="30"/></text:p>
      <text:p text:style-name="P17"><text:s text:c="4"/>10 <text:s text:c="3"/>b <text:s text:c="15"/>ID <text:s text:c="12"/>0x7f1b823304b0 <text:s text:c="25"/></text:p>
      <text:p text:style-name="P17"><text:s text:c="4"/>10 <text:s text:c="3"/>, <text:s text:c="15"/>KEYWORD <text:s text:c="7"/>comma <text:s text:c="34"/></text:p>
      <text:p text:style-name="P17"><text:s text:c="4"/>10 <text:s text:c="3"/>a <text:s text:c="15"/>ID <text:s text:c="12"/>0x7f1b82330398 <text:s text:c="25"/></text:p>
      <text:p text:style-name="P17"><text:s text:c="4"/>10 <text:s text:c="3"/>mod <text:s text:c="13"/>MULTOP <text:s text:c="8"/>modulo <text:s text:c="33"/></text:p>
      <text:p text:style-name="P17"><text:s text:c="4"/>10 <text:s text:c="3"/>b <text:s text:c="15"/>ID <text:s text:c="12"/>0x7f1b823304b0 <text:s text:c="25"/></text:p>
      <text:p text:style-name="P17"><text:s text:c="4"/>10 <text:s text:c="3"/>) <text:s text:c="15"/>KEYWORD <text:s text:c="7"/>closeParen <text:s text:c="29"/></text:p>
      <text:p text:style-name="P17"><text:s text:c="4"/>11 <text:s text:c="3"/>end <text:s text:c="13"/>KEYWORD <text:s text:c="7"/>compStmtEnd <text:s text:c="28"/></text:p>
      <text:p text:style-name="P17"><text:s text:c="4"/>11 <text:s text:c="3"/>; <text:s text:c="15"/>KEYWORD <text:s text:c="7"/>endStmnt <text:s text:c="31"/></text:p>
      <text:p text:style-name="P17"><text:s text:c="4"/>14 <text:s text:c="3"/>procedure <text:s text:c="7"/>ID <text:s text:c="12"/>0x7f1b823306e0 <text:s text:c="25"/></text:p>
      <text:p text:style-name="P17"><text:s text:c="4"/>14 <text:s text:c="3"/>aProc <text:s text:c="11"/>ID <text:s text:c="12"/>0x7f1b823305c8 <text:s text:c="25"/></text:p>
      <text:p text:style-name="P17"><text:s text:c="4"/>14 <text:s text:c="3"/>; <text:s text:c="15"/>KEYWORD <text:s text:c="7"/>endStmnt <text:s text:c="31"/></text:p>
      <text:p text:style-name="P17"><text:s text:c="4"/>15 <text:s text:c="3"/>var <text:s text:c="13"/>KEYWORD <text:s text:c="7"/>varDeclare <text:s text:c="29"/></text:p>
      <text:p text:style-name="P17"><text:s text:c="4"/>15 <text:s text:c="3"/>w <text:s text:c="15"/>ID <text:s text:c="12"/>0x7f1b823307f8 <text:s text:c="25"/></text:p>
      <text:p text:style-name="P17"><text:s text:c="4"/>15 <text:s text:c="3"/>: <text:s text:c="15"/>KEYWORD <text:s text:c="7"/>semicolon <text:s text:c="30"/></text:p>
      <text:p text:style-name="P17"><text:s text:c="4"/>15 <text:s text:c="3"/>integer <text:s text:c="9"/>KEYWORD <text:s text:c="7"/>intType <text:s text:c="32"/></text:p>
      <text:p text:style-name="P17"><text:s text:c="4"/>15 <text:s text:c="3"/>; <text:s text:c="15"/>KEYWORD <text:s text:c="7"/>endStmnt <text:s text:c="31"/></text:p>
      <text:p text:style-name="P17"><text:s text:c="4"/>16 <text:s text:c="3"/>begin <text:s text:c="11"/>KEYWORD <text:s text:c="7"/>compStmtStart <text:s text:c="26"/></text:p>
      <text:p text:style-name="P17"><text:s text:c="4"/>17 <text:s text:c="3"/>w <text:s text:c="15"/>ID <text:s text:c="12"/>0x7f1b823307f8 <text:s text:c="25"/></text:p>
      <text:p text:style-name="P17"><text:s text:c="4"/>17 <text:s text:c="3"/>:= <text:s text:c="14"/>ASSIGNOP <text:s text:c="6"/>assignTo <text:s text:c="31"/></text:p>
      <text:p text:style-name="P17"><text:s text:c="4"/>17 <text:s text:c="3"/>x <text:s text:c="15"/>ID <text:s text:c="12"/>0x7f1b82329d70 <text:s text:c="25"/></text:p>
      <text:p text:style-name="P17"><text:s text:c="4"/>17 <text:s text:c="3"/>div <text:s text:c="13"/>MULTOP <text:s text:c="8"/>integerDivide <text:s text:c="26"/></text:p>
      <text:p text:style-name="P17"><text:s text:c="4"/>17 <text:s text:c="3"/>y <text:s text:c="15"/>ID <text:s text:c="12"/>0x7f1b82329e88 <text:s text:c="25"/></text:p>
      <text:p text:style-name="P17"><text:s text:c="4"/>17 <text:s text:c="3"/>; <text:s text:c="15"/>KEYWORD <text:s text:c="7"/>endStmnt <text:s text:c="31"/></text:p>
      <text:p text:style-name="P17"><text:s text:c="4"/>18 <text:s text:c="3"/>while <text:s text:c="11"/>KEYWORD <text:s text:c="7"/>loopCond <text:s text:c="31"/></text:p>
      <text:p text:style-name="P17"><text:s text:c="4"/>18 <text:s text:c="3"/>w <text:s text:c="15"/>ID <text:s text:c="12"/>0x7f1b823307f8 <text:s text:c="25"/></text:p>
      <text:p text:style-name="P17"><text:s text:c="4"/>18 <text:s text:c="3"/>&gt; <text:s text:c="15"/>RELOP <text:s text:c="9"/>greaterThan <text:s text:c="28"/></text:p>
      <text:p text:style-name="P17"><text:s text:c="4"/>18 <text:s text:c="3"/>0 <text:s text:c="15"/>NUMBER <text:s text:c="8"/>intNum <text:s text:c="33"/></text:p>
      <text:p text:style-name="P17"><text:s text:c="4"/>18 <text:s text:c="3"/>do <text:s text:c="14"/>KEYWORD <text:s text:c="7"/>loopBegin <text:s text:c="30"/></text:p>
      <text:p text:style-name="P17"><text:s text:c="4"/>19 <text:s text:c="3"/>begin <text:s text:c="11"/>KEYWORD <text:s text:c="7"/>compStmtStart <text:s text:c="26"/></text:p>
      <text:p text:style-name="P17"><text:s text:c="4"/>20 <text:s text:c="3"/>w <text:s text:c="15"/>ID <text:s text:c="12"/>0x7f1b823307f8 <text:s text:c="25"/></text:p>
      <text:p text:style-name="P17"><text:s text:c="4"/>20 <text:s text:c="3"/>:= <text:s text:c="14"/>ASSIGNOP <text:s text:c="6"/>assignTo <text:s text:c="31"/></text:p>
      <text:p text:style-name="P17"><text:s text:c="4"/>20 <text:s text:c="3"/>w <text:s text:c="15"/>ID <text:s text:c="12"/>0x7f1b823307f8 <text:s text:c="25"/></text:p>
      <text:p text:style-name="P17"><text:s text:c="4"/>20 <text:s text:c="3"/>- <text:s text:c="15"/>ADDOP <text:s text:c="9"/>subtract <text:s text:c="31"/></text:p>
      <text:p text:style-name="P17"><text:s text:c="4"/>20 <text:s text:c="3"/>1 <text:s text:c="15"/>NUMBER <text:s text:c="8"/>intNum <text:s text:c="33"/></text:p>
      <text:p text:style-name="P17"><text:s text:c="4"/>20 <text:s text:c="3"/>; <text:s text:c="15"/>KEYWORD <text:s text:c="7"/>endStmnt <text:s text:c="31"/></text:p>
      <text:p text:style-name="P17"><text:s text:c="4"/>21 <text:s text:c="3"/>if <text:s text:c="14"/>KEYWORD <text:s text:c="7"/>condIf <text:s text:c="33"/></text:p>
      <text:p text:style-name="P17"><text:s text:c="4"/>21 <text:s text:c="3"/>x <text:s text:c="15"/>ID <text:s text:c="12"/>0x7f1b82329d70 <text:s text:c="25"/></text:p>
      <text:p text:style-name="P17"><text:s text:c="4"/>21 <text:s text:c="3"/>&lt;&gt; <text:s text:c="14"/>RELOP <text:s text:c="9"/>notEquals <text:s text:c="30"/></text:p>
      <text:p text:style-name="P17"><text:s text:c="4"/>21 <text:s text:c="3"/>0 <text:s text:c="15"/>NUMBER <text:s text:c="8"/>intNum <text:s text:c="33"/></text:p>
      <text:p text:style-name="P17"><text:s text:c="4"/>21 <text:s text:c="3"/>then <text:s text:c="12"/>KEYWORD <text:s text:c="7"/>condThen <text:s text:c="31"/></text:p>
      <text:p text:style-name="P17"><text:s text:c="4"/>21 <text:s text:c="3"/>x <text:s text:c="15"/>ID <text:s text:c="12"/>0x7f1b82329d70 <text:s text:c="25"/></text:p>
      <text:p text:style-name="P17"><text:s text:c="4"/>21 <text:s text:c="3"/>:= <text:s text:c="14"/>ASSIGNOP <text:s text:c="6"/>assignTo <text:s text:c="31"/></text:p>
      <text:p text:style-name="P17"><text:s text:c="4"/>21 <text:s text:c="3"/>x <text:s text:c="15"/>ID <text:s text:c="12"/>0x7f1b82329d70 <text:s text:c="25"/></text:p>
      <text:p text:style-name="P17"><text:soft-page-break/><text:s text:c="4"/>21 <text:s text:c="3"/>+ <text:s text:c="15"/>ADDOP <text:s text:c="9"/>add <text:s text:c="36"/></text:p>
      <text:p text:style-name="P17"><text:s text:c="4"/>21 <text:s text:c="3"/>1 <text:s text:c="15"/>NUMBER <text:s text:c="8"/>intNum <text:s text:c="33"/></text:p>
      <text:p text:style-name="P17"><text:s text:c="4"/>21 <text:s text:c="3"/>else <text:s text:c="12"/>KEYWORD <text:s text:c="7"/>condElse <text:s text:c="31"/></text:p>
      <text:p text:style-name="P17"><text:s text:c="4"/>21 <text:s text:c="3"/>z <text:s text:c="15"/>ID <text:s text:c="12"/>0x7f1b82330050 <text:s text:c="25"/></text:p>
      <text:p text:style-name="P17"><text:s text:c="4"/>21 <text:s text:c="3"/>:= <text:s text:c="14"/>ASSIGNOP <text:s text:c="6"/>assignTo <text:s text:c="31"/></text:p>
      <text:p text:style-name="P17"><text:s text:c="4"/>21 <text:s text:c="3"/>z <text:s text:c="15"/>ID <text:s text:c="12"/>0x7f1b82330050 <text:s text:c="25"/></text:p>
      <text:p text:style-name="P17"><text:s text:c="4"/>21 <text:s text:c="3"/>/ <text:s text:c="15"/>MULTOP <text:s text:c="8"/>divide <text:s text:c="33"/></text:p>
      <text:p text:style-name="P17"><text:s text:c="4"/>21 <text:s text:c="3"/>2.0 <text:s text:c="13"/>NUMBER <text:s text:c="8"/>realNum <text:s text:c="32"/></text:p>
      <text:p text:style-name="P17"><text:s text:c="4"/>21 <text:s text:c="3"/>; <text:s text:c="15"/>KEYWORD <text:s text:c="7"/>endStmnt <text:s text:c="31"/></text:p>
      <text:p text:style-name="P17"><text:s text:c="4"/>22 <text:s text:c="3"/>if <text:s text:c="14"/>KEYWORD <text:s text:c="7"/>condIf <text:s text:c="33"/></text:p>
      <text:p text:style-name="P17"><text:s text:c="4"/>22 <text:s text:c="3"/>not <text:s text:c="13"/>KEYWORD <text:s text:c="7"/>negation <text:s text:c="31"/></text:p>
      <text:p text:style-name="P17"><text:s text:c="4"/>22 <text:s text:c="3"/>( <text:s text:c="15"/>KEYWORD <text:s text:c="7"/>openParen <text:s text:c="30"/></text:p>
      <text:p text:style-name="P17"><text:s text:c="4"/>22 <text:s text:c="3"/>( <text:s text:c="15"/>KEYWORD <text:s text:c="7"/>openParen <text:s text:c="30"/></text:p>
      <text:p text:style-name="P17"><text:s text:c="4"/>22 <text:s text:c="3"/>10 <text:s text:c="14"/>NUMBER <text:s text:c="8"/>intNum <text:s text:c="33"/></text:p>
      <text:p text:style-name="P17"><text:s text:c="4"/>22 <text:s text:c="3"/>mod <text:s text:c="13"/>MULTOP <text:s text:c="8"/>modulo <text:s text:c="33"/></text:p>
      <text:p text:style-name="P17"><text:s text:c="4"/>22 <text:s text:c="3"/>3 <text:s text:c="15"/>NUMBER <text:s text:c="8"/>intNum <text:s text:c="33"/></text:p>
      <text:p text:style-name="P17"><text:s text:c="4"/>22 <text:s text:c="3"/>) <text:s text:c="15"/>KEYWORD <text:s text:c="7"/>closeParen <text:s text:c="29"/></text:p>
      <text:p text:style-name="P17"><text:s text:c="4"/>22 <text:s text:c="3"/>&lt;= <text:s text:c="14"/>RELOP <text:s text:c="9"/>lessThanOrEquals <text:s text:c="23"/></text:p>
      <text:p text:style-name="P17"><text:s text:c="4"/>22 <text:s text:c="3"/>3 <text:s text:c="15"/>NUMBER <text:s text:c="8"/>intNum <text:s text:c="33"/></text:p>
      <text:p text:style-name="P17"><text:s text:c="4"/>22 <text:s text:c="3"/>) <text:s text:c="15"/>KEYWORD <text:s text:c="7"/>closeParen <text:s text:c="29"/></text:p>
      <text:p text:style-name="P17"><text:s text:c="4"/>22 <text:s text:c="3"/>then <text:s text:c="12"/>KEYWORD <text:s text:c="7"/>condThen <text:s text:c="31"/></text:p>
      <text:p text:style-name="P17"><text:s text:c="4"/>22 <text:s text:c="3"/>x <text:s text:c="15"/>ID <text:s text:c="12"/>0x7f1b82329d70 <text:s text:c="25"/></text:p>
      <text:p text:style-name="P17"><text:s text:c="4"/>22 <text:s text:c="3"/>:= <text:s text:c="14"/>ASSIGNOP <text:s text:c="6"/>assignTo <text:s text:c="31"/></text:p>
      <text:p text:style-name="P17"><text:s text:c="4"/>22 <text:s text:c="3"/>2 <text:s text:c="15"/>NUMBER <text:s text:c="8"/>intNum <text:s text:c="33"/></text:p>
      <text:p text:style-name="P17"><text:s text:c="4"/>22 <text:s text:c="3"/>* <text:s text:c="15"/>MULTOP <text:s text:c="8"/>multiply <text:s text:c="31"/></text:p>
      <text:p text:style-name="P17"><text:s text:c="4"/>22 <text:s text:c="3"/>5 <text:s text:c="15"/>NUMBER <text:s text:c="8"/>intNum <text:s text:c="33"/></text:p>
      <text:p text:style-name="P17"><text:s text:c="4"/>22 <text:s text:c="3"/>else <text:s text:c="12"/>KEYWORD <text:s text:c="7"/>condElse <text:s text:c="31"/></text:p>
      <text:p text:style-name="P17"><text:s text:c="4"/>22 <text:s text:c="3"/>z <text:s text:c="15"/>ID <text:s text:c="12"/>0x7f1b82330050 <text:s text:c="25"/></text:p>
      <text:p text:style-name="P17"><text:s text:c="4"/>22 <text:s text:c="3"/>:= <text:s text:c="14"/>ASSIGNOP <text:s text:c="6"/>assignTo <text:s text:c="31"/></text:p>
      <text:p text:style-name="P17"><text:s text:c="4"/>22 <text:s text:c="3"/>5.2 <text:s text:c="13"/>NUMBER <text:s text:c="8"/>realNum <text:s text:c="32"/></text:p>
      <text:p text:style-name="P17"><text:s text:c="4"/>22 <text:s text:c="3"/>; <text:s text:c="15"/>KEYWORD <text:s text:c="7"/>endStmnt <text:s text:c="31"/></text:p>
      <text:p text:style-name="P17"><text:s text:c="4"/>23 <text:s text:c="3"/>if <text:s text:c="14"/>KEYWORD <text:s text:c="7"/>condIf <text:s text:c="33"/></text:p>
      <text:p text:style-name="P17"><text:s text:c="4"/>23 <text:s text:c="3"/>10 <text:s text:c="14"/>NUMBER <text:s text:c="8"/>intNum <text:s text:c="33"/></text:p>
      <text:p text:style-name="P17"><text:s text:c="4"/>23 <text:s text:c="3"/>&gt;= <text:s text:c="14"/>RELOP <text:s text:c="9"/>greaterThanOrEquals <text:s text:c="20"/></text:p>
      <text:p text:style-name="P17"><text:s text:c="4"/>23 <text:s text:c="3"/>3 <text:s text:c="15"/>NUMBER <text:s text:c="8"/>intNum <text:s text:c="33"/></text:p>
      <text:p text:style-name="P17"><text:s text:c="4"/>23 <text:s text:c="3"/>then <text:s text:c="12"/>KEYWORD <text:s text:c="7"/>condThen <text:s text:c="31"/></text:p>
      <text:p text:style-name="P17"><text:s text:c="4"/>23 <text:s text:c="3"/>x <text:s text:c="15"/>ID <text:s text:c="12"/>0x7f1b82329d70 <text:s text:c="25"/></text:p>
      <text:p text:style-name="P17"><text:s text:c="4"/>23 <text:s text:c="3"/>:= <text:s text:c="14"/>ASSIGNOP <text:s text:c="6"/>assignTo <text:s text:c="31"/></text:p>
      <text:p text:style-name="P17"><text:s text:c="4"/>23 <text:s text:c="3"/>2 <text:s text:c="15"/>NUMBER <text:s text:c="8"/>intNum <text:s text:c="33"/></text:p>
      <text:p text:style-name="P17"><text:s text:c="4"/>23 <text:s text:c="3"/>* <text:s text:c="15"/>MULTOP <text:s text:c="8"/>multiply <text:s text:c="31"/></text:p>
      <text:p text:style-name="P17"><text:s text:c="4"/>23 <text:s text:c="3"/>5 <text:s text:c="15"/>NUMBER <text:s text:c="8"/>intNum <text:s text:c="33"/></text:p>
      <text:p text:style-name="P17"><text:s text:c="4"/>23 <text:s text:c="3"/>else <text:s text:c="12"/>KEYWORD <text:s text:c="7"/>condElse <text:s text:c="31"/></text:p>
      <text:p text:style-name="P17"><text:s text:c="4"/>23 <text:s text:c="3"/>z <text:s text:c="15"/>ID <text:s text:c="12"/>0x7f1b82330050 <text:s text:c="25"/></text:p>
      <text:p text:style-name="P17"><text:s text:c="4"/>23 <text:s text:c="3"/>:= <text:s text:c="14"/>ASSIGNOP <text:s text:c="6"/>assignTo <text:s text:c="31"/></text:p>
      <text:p text:style-name="P17"><text:s text:c="4"/>23 <text:s text:c="3"/>5.2 <text:s text:c="13"/>NUMBER <text:s text:c="8"/>realNum <text:s text:c="32"/></text:p>
      <text:p text:style-name="P17"><text:s text:c="4"/>23 <text:s text:c="3"/>; <text:s text:c="15"/>KEYWORD <text:s text:c="7"/>endStmnt <text:s text:c="31"/></text:p>
      <text:p text:style-name="P17"><text:s text:c="4"/>24 <text:s text:c="3"/>if <text:s text:c="14"/>KEYWORD <text:s text:c="7"/>condIf <text:s text:c="33"/></text:p>
      <text:p text:style-name="P17"><text:s text:c="4"/>24 <text:s text:c="3"/>6 <text:s text:c="15"/>NUMBER <text:s text:c="8"/>intNum <text:s text:c="33"/></text:p>
      <text:p text:style-name="P17"><text:s text:c="4"/>24 <text:s text:c="3"/>&gt; <text:s text:c="15"/>RELOP <text:s text:c="9"/>greaterThan <text:s text:c="28"/></text:p>
      <text:p text:style-name="P17"><text:s text:c="4"/>24 <text:s text:c="3"/>5 <text:s text:c="15"/>NUMBER <text:s text:c="8"/>intNum <text:s text:c="33"/></text:p>
      <text:p text:style-name="P17"><text:s text:c="4"/>24 <text:s text:c="3"/>then <text:s text:c="12"/>KEYWORD <text:s text:c="7"/>condThen <text:s text:c="31"/></text:p>
      <text:p text:style-name="P17"><text:s text:c="4"/>24 <text:s text:c="3"/>x <text:s text:c="15"/>ID <text:s text:c="12"/>0x7f1b82329d70 <text:s text:c="25"/></text:p>
      <text:p text:style-name="P17"><text:s text:c="4"/>24 <text:s text:c="3"/>:= <text:s text:c="14"/>ASSIGNOP <text:s text:c="6"/>assignTo <text:s text:c="31"/></text:p>
      <text:p text:style-name="P17"><text:s text:c="4"/>24 <text:s text:c="3"/>2 <text:s text:c="15"/>NUMBER <text:s text:c="8"/>intNum <text:s text:c="33"/></text:p>
      <text:p text:style-name="P17"><text:soft-page-break/><text:s text:c="4"/>24 <text:s text:c="3"/>* <text:s text:c="15"/>MULTOP <text:s text:c="8"/>multiply <text:s text:c="31"/></text:p>
      <text:p text:style-name="P17"><text:s text:c="4"/>24 <text:s text:c="3"/>5 <text:s text:c="15"/>NUMBER <text:s text:c="8"/>intNum <text:s text:c="33"/></text:p>
      <text:p text:style-name="P17"><text:s text:c="4"/>24 <text:s text:c="3"/>else <text:s text:c="12"/>KEYWORD <text:s text:c="7"/>condElse <text:s text:c="31"/></text:p>
      <text:p text:style-name="P17"><text:s text:c="4"/>24 <text:s text:c="3"/>z <text:s text:c="15"/>ID <text:s text:c="12"/>0x7f1b82330050 <text:s text:c="25"/></text:p>
      <text:p text:style-name="P17"><text:s text:c="4"/>24 <text:s text:c="3"/>:= <text:s text:c="14"/>ASSIGNOP <text:s text:c="6"/>assignTo <text:s text:c="31"/></text:p>
      <text:p text:style-name="P17"><text:s text:c="4"/>24 <text:s text:c="3"/>5.2 <text:s text:c="13"/>NUMBER <text:s text:c="8"/>realNum <text:s text:c="32"/></text:p>
      <text:p text:style-name="P17"><text:s text:c="4"/>24 <text:s text:c="3"/>; <text:s text:c="15"/>KEYWORD <text:s text:c="7"/>endStmnt <text:s text:c="31"/></text:p>
      <text:p text:style-name="P17"><text:s text:c="4"/>25 <text:s text:c="3"/>if <text:s text:c="14"/>KEYWORD <text:s text:c="7"/>condIf <text:s text:c="33"/></text:p>
      <text:p text:style-name="P17"><text:s text:c="4"/>25 <text:s text:c="3"/>6 <text:s text:c="15"/>NUMBER <text:s text:c="8"/>intNum <text:s text:c="33"/></text:p>
      <text:p text:style-name="P17"><text:s text:c="4"/>25 <text:s text:c="3"/>&lt; <text:s text:c="15"/>RELOP <text:s text:c="9"/>lessThan <text:s text:c="31"/></text:p>
      <text:p text:style-name="P17"><text:s text:c="4"/>25 <text:s text:c="3"/>5 <text:s text:c="15"/>NUMBER <text:s text:c="8"/>intNum <text:s text:c="33"/></text:p>
      <text:p text:style-name="P17"><text:s text:c="4"/>25 <text:s text:c="3"/>then <text:s text:c="12"/>KEYWORD <text:s text:c="7"/>condThen <text:s text:c="31"/></text:p>
      <text:p text:style-name="P17"><text:s text:c="4"/>25 <text:s text:c="3"/>x <text:s text:c="15"/>ID <text:s text:c="12"/>0x7f1b82329d70 <text:s text:c="25"/></text:p>
      <text:p text:style-name="P17"><text:s text:c="4"/>25 <text:s text:c="3"/>:= <text:s text:c="14"/>ASSIGNOP <text:s text:c="6"/>assignTo <text:s text:c="31"/></text:p>
      <text:p text:style-name="P17"><text:s text:c="4"/>25 <text:s text:c="3"/>2 <text:s text:c="15"/>NUMBER <text:s text:c="8"/>intNum <text:s text:c="33"/></text:p>
      <text:p text:style-name="P17"><text:s text:c="4"/>25 <text:s text:c="3"/>* <text:s text:c="15"/>MULTOP <text:s text:c="8"/>multiply <text:s text:c="31"/></text:p>
      <text:p text:style-name="P17"><text:s text:c="4"/>25 <text:s text:c="3"/>5 <text:s text:c="15"/>NUMBER <text:s text:c="8"/>intNum <text:s text:c="33"/></text:p>
      <text:p text:style-name="P17"><text:s text:c="4"/>25 <text:s text:c="3"/>else <text:s text:c="12"/>KEYWORD <text:s text:c="7"/>condElse <text:s text:c="31"/></text:p>
      <text:p text:style-name="P17"><text:s text:c="4"/>25 <text:s text:c="3"/>z <text:s text:c="15"/>ID <text:s text:c="12"/>0x7f1b82330050 <text:s text:c="25"/></text:p>
      <text:p text:style-name="P17"><text:s text:c="4"/>25 <text:s text:c="3"/>:= <text:s text:c="14"/>ASSIGNOP <text:s text:c="6"/>assignTo <text:s text:c="31"/></text:p>
      <text:p text:style-name="P17"><text:s text:c="4"/>25 <text:s text:c="3"/>5.2 <text:s text:c="13"/>NUMBER <text:s text:c="8"/>realNum <text:s text:c="32"/></text:p>
      <text:p text:style-name="P17"><text:s text:c="4"/>25 <text:s text:c="3"/>; <text:s text:c="15"/>KEYWORD <text:s text:c="7"/>endStmnt <text:s text:c="31"/></text:p>
      <text:p text:style-name="P17"><text:s text:c="4"/>26 <text:s text:c="3"/>if <text:s text:c="14"/>KEYWORD <text:s text:c="7"/>condIf <text:s text:c="33"/></text:p>
      <text:p text:style-name="P17"><text:s text:c="4"/>26 <text:s text:c="3"/>10 <text:s text:c="14"/>NUMBER <text:s text:c="8"/>intNum <text:s text:c="33"/></text:p>
      <text:p text:style-name="P17"><text:s text:c="4"/>26 <text:s text:c="3"/>&lt;= <text:s text:c="14"/>RELOP <text:s text:c="9"/>lessThanOrEquals <text:s text:c="23"/></text:p>
      <text:p text:style-name="P17"><text:s text:c="4"/>26 <text:s text:c="3"/>3 <text:s text:c="15"/>NUMBER <text:s text:c="8"/>intNum <text:s text:c="33"/></text:p>
      <text:p text:style-name="P17"><text:s text:c="4"/>26 <text:s text:c="3"/>then <text:s text:c="12"/>KEYWORD <text:s text:c="7"/>condThen <text:s text:c="31"/></text:p>
      <text:p text:style-name="P17"><text:s text:c="4"/>26 <text:s text:c="3"/>x <text:s text:c="15"/>ID <text:s text:c="12"/>0x7f1b82329d70 <text:s text:c="25"/></text:p>
      <text:p text:style-name="P17"><text:s text:c="4"/>26 <text:s text:c="3"/>:= <text:s text:c="14"/>ASSIGNOP <text:s text:c="6"/>assignTo <text:s text:c="31"/></text:p>
      <text:p text:style-name="P17"><text:s text:c="4"/>26 <text:s text:c="3"/>2 <text:s text:c="15"/>NUMBER <text:s text:c="8"/>intNum <text:s text:c="33"/></text:p>
      <text:p text:style-name="P17"><text:s text:c="4"/>26 <text:s text:c="3"/>* <text:s text:c="15"/>MULTOP <text:s text:c="8"/>multiply <text:s text:c="31"/></text:p>
      <text:p text:style-name="P17"><text:s text:c="4"/>26 <text:s text:c="3"/>5 <text:s text:c="15"/>NUMBER <text:s text:c="8"/>intNum <text:s text:c="33"/></text:p>
      <text:p text:style-name="P17"><text:s text:c="4"/>26 <text:s text:c="3"/>else <text:s text:c="12"/>KEYWORD <text:s text:c="7"/>condElse <text:s text:c="31"/></text:p>
      <text:p text:style-name="P17"><text:s text:c="4"/>26 <text:s text:c="3"/>z <text:s text:c="15"/>ID <text:s text:c="12"/>0x7f1b82330050 <text:s text:c="25"/></text:p>
      <text:p text:style-name="P17"><text:s text:c="4"/>26 <text:s text:c="3"/>:= <text:s text:c="14"/>ASSIGNOP <text:s text:c="6"/>assignTo <text:s text:c="31"/></text:p>
      <text:p text:style-name="P17"><text:s text:c="4"/>26 <text:s text:c="3"/>5.2 <text:s text:c="13"/>NUMBER <text:s text:c="8"/>realNum <text:s text:c="32"/></text:p>
      <text:p text:style-name="P17"><text:s text:c="4"/>26 <text:s text:c="3"/>; <text:s text:c="15"/>KEYWORD <text:s text:c="7"/>endStmnt <text:s text:c="31"/></text:p>
      <text:p text:style-name="P17"><text:s text:c="4"/>27 <text:s text:c="3"/>x <text:s text:c="15"/>ID <text:s text:c="12"/>0x7f1b82329d70 <text:s text:c="25"/></text:p>
      <text:p text:style-name="P17"><text:s text:c="4"/>27 <text:s text:c="3"/>:= <text:s text:c="14"/>ASSIGNOP <text:s text:c="6"/>assignTo <text:s text:c="31"/></text:p>
      <text:p text:style-name="P17"><text:s text:c="4"/>27 <text:s text:c="3"/>3 <text:s text:c="15"/>NUMBER <text:s text:c="8"/>intNum <text:s text:c="33"/></text:p>
      <text:p text:style-name="P17"><text:s text:c="4"/>27 <text:s text:c="3"/>and <text:s text:c="13"/>multop <text:s text:c="8"/>booleanAnd <text:s text:c="29"/></text:p>
      <text:p text:style-name="P17"><text:s text:c="4"/>27 <text:s text:c="3"/>4 <text:s text:c="15"/>NUMBER <text:s text:c="8"/>intNum <text:s text:c="33"/></text:p>
      <text:p text:style-name="P17"><text:s text:c="4"/>27 <text:s text:c="3"/>; <text:s text:c="15"/>KEYWORD <text:s text:c="7"/>endStmnt <text:s text:c="31"/></text:p>
      <text:p text:style-name="P17"><text:s text:c="4"/>28 <text:s text:c="3"/>x <text:s text:c="15"/>ID <text:s text:c="12"/>0x7f1b82329d70 <text:s text:c="25"/></text:p>
      <text:p text:style-name="P17"><text:s text:c="4"/>28 <text:s text:c="3"/>:= <text:s text:c="14"/>ASSIGNOP <text:s text:c="6"/>assignTo <text:s text:c="31"/></text:p>
      <text:p text:style-name="P17"><text:s text:c="4"/>28 <text:s text:c="3"/>4 <text:s text:c="15"/>NUMBER <text:s text:c="8"/>intNum <text:s text:c="33"/></text:p>
      <text:p text:style-name="P17"><text:s text:c="4"/>28 <text:s text:c="3"/>or <text:s text:c="14"/>ADDOP <text:s text:c="9"/>booleanOr <text:s text:c="30"/></text:p>
      <text:p text:style-name="P17"><text:s text:c="4"/>28 <text:s text:c="3"/>5 <text:s text:c="15"/>NUMBER <text:s text:c="8"/>intNum <text:s text:c="33"/></text:p>
      <text:p text:style-name="P17"><text:s text:c="4"/>29 <text:s text:c="3"/>end <text:s text:c="13"/>KEYWORD <text:s text:c="7"/>compStmtEnd <text:s text:c="28"/></text:p>
      <text:p text:style-name="P17"><text:s text:c="4"/>30 <text:s text:c="3"/>end <text:s text:c="13"/>KEYWORD <text:s text:c="7"/>compStmtEnd <text:s text:c="28"/></text:p>
      <text:p text:style-name="P17"><text:s text:c="4"/>30 <text:s text:c="3"/>; <text:s text:c="15"/>KEYWORD <text:s text:c="7"/>endStmnt <text:s text:c="31"/></text:p>
      <text:p text:style-name="P17"><text:s text:c="4"/>32 <text:s text:c="3"/>begin <text:s text:c="11"/>KEYWORD <text:s text:c="7"/>compStmtStart <text:s text:c="26"/></text:p>
      <text:p text:style-name="P17"><text:s text:c="4"/>33 <text:s text:c="3"/>var <text:s text:c="13"/>KEYWORD <text:s text:c="7"/>varDeclare <text:s text:c="29"/></text:p>
      <text:p text:style-name="P17"><text:s text:c="4"/>33 <text:s text:c="3"/>a <text:s text:c="15"/>ID <text:s text:c="12"/>0x7f1b82330398 <text:s text:c="25"/></text:p>
      <text:p text:style-name="P17"><text:soft-page-break/><text:s text:c="4"/>33 <text:s text:c="3"/>: <text:s text:c="15"/>KEYWORD <text:s text:c="7"/>semicolon <text:s text:c="30"/></text:p>
      <text:p text:style-name="P17"><text:s text:c="4"/>33 <text:s text:c="3"/>real <text:s text:c="12"/>KEYWORD <text:s text:c="7"/>realType <text:s text:c="31"/></text:p>
      <text:p text:style-name="P17"><text:s text:c="4"/>33 <text:s text:c="3"/>; <text:s text:c="15"/>KEYWORD <text:s text:c="7"/>endStmnt <text:s text:c="31"/></text:p>
      <text:p text:style-name="P17"><text:s text:c="4"/>33 <text:s text:c="3"/>b <text:s text:c="15"/>ID <text:s text:c="12"/>0x7f1b823304b0 <text:s text:c="25"/></text:p>
      <text:p text:style-name="P17"><text:s text:c="4"/>33 <text:s text:c="3"/>: <text:s text:c="15"/>KEYWORD <text:s text:c="7"/>semicolon <text:s text:c="30"/></text:p>
      <text:p text:style-name="P17"><text:s text:c="4"/>33 <text:s text:c="3"/>real <text:s text:c="12"/>KEYWORD <text:s text:c="7"/>realType <text:s text:c="31"/></text:p>
      <text:p text:style-name="P17"><text:s text:c="4"/>33 <text:s text:c="3"/>; <text:s text:c="15"/>KEYWORD <text:s text:c="7"/>endStmnt <text:s text:c="31"/></text:p>
      <text:p text:style-name="P17"><text:s text:c="4"/>33 <text:s text:c="3"/>c <text:s text:c="15"/>ID <text:s text:c="12"/>0x7f1b82330910 <text:s text:c="25"/></text:p>
      <text:p text:style-name="P17"><text:s text:c="4"/>33 <text:s text:c="3"/>: <text:s text:c="15"/>KEYWORD <text:s text:c="7"/>semicolon <text:s text:c="30"/></text:p>
      <text:p text:style-name="P17"><text:s text:c="4"/>33 <text:s text:c="3"/>real <text:s text:c="12"/>KEYWORD <text:s text:c="7"/>realType <text:s text:c="31"/></text:p>
      <text:p text:style-name="P17"><text:s text:c="4"/>33 <text:s text:c="3"/>; <text:s text:c="15"/>KEYWORD <text:s text:c="7"/>endStmnt <text:s text:c="31"/></text:p>
      <text:p text:style-name="P17"><text:s text:c="4"/>33 <text:s text:c="3"/>d <text:s text:c="15"/>ID <text:s text:c="12"/>0x7f1b82330a28 <text:s text:c="25"/></text:p>
      <text:p text:style-name="P17"><text:s text:c="4"/>33 <text:s text:c="3"/>: <text:s text:c="15"/>KEYWORD <text:s text:c="7"/>semicolon <text:s text:c="30"/></text:p>
      <text:p text:style-name="P17"><text:s text:c="4"/>33 <text:s text:c="3"/>real <text:s text:c="12"/>KEYWORD <text:s text:c="7"/>realType <text:s text:c="31"/></text:p>
      <text:p text:style-name="P17"><text:s text:c="4"/>33 <text:s text:c="3"/>; <text:s text:c="15"/>KEYWORD <text:s text:c="7"/>endStmnt <text:s text:c="31"/></text:p>
      <text:p text:style-name="P17"><text:s text:c="4"/>34 <text:s text:c="3"/>a <text:s text:c="15"/>ID <text:s text:c="12"/>0x7f1b82330398 <text:s text:c="25"/></text:p>
      <text:p text:style-name="P17"><text:s text:c="4"/>34 <text:s text:c="3"/>:= <text:s text:c="14"/>ASSIGNOP <text:s text:c="6"/>assignTo <text:s text:c="31"/></text:p>
      <text:p text:style-name="P17"><text:s text:c="4"/>34 <text:s text:c="3"/>42. <text:s text:c="13"/>NUMBER <text:s text:c="8"/>realNum <text:s text:c="32"/></text:p>
      <text:p text:style-name="P17"><text:s text:c="4"/>34 <text:s text:c="3"/>E4 <text:s text:c="14"/>ID <text:s text:c="12"/>0x7f1b82330b40 <text:s text:c="25"/></text:p>
      <text:p text:style-name="P17"><text:s text:c="4"/>34 <text:s text:c="3"/>; <text:s text:c="15"/>KEYWORD <text:s text:c="7"/>endStmnt <text:s text:c="31"/></text:p>
      <text:p text:style-name="P17"><text:s text:c="4"/>35 <text:s text:c="3"/>b <text:s text:c="15"/>ID <text:s text:c="12"/>0x7f1b823304b0 <text:s text:c="25"/></text:p>
      <text:p text:style-name="P17"><text:s text:c="4"/>35 <text:s text:c="3"/>:= <text:s text:c="14"/>ASSIGNOP <text:s text:c="6"/>assignTo <text:s text:c="31"/></text:p>
      <text:p text:style-name="P17"><text:s text:c="4"/>35 <text:s text:c="3"/>42.0E2 <text:s text:c="10"/>NUMBER <text:s text:c="8"/>longReal <text:s text:c="31"/></text:p>
      <text:p text:style-name="P17"><text:s text:c="4"/>35 <text:s text:c="3"/>; <text:s text:c="15"/>KEYWORD <text:s text:c="7"/>endStmnt <text:s text:c="31"/></text:p>
      <text:p text:style-name="P17"><text:s text:c="4"/>36 <text:s text:c="3"/>c <text:s text:c="15"/>ID <text:s text:c="12"/>0x7f1b82330910 <text:s text:c="25"/></text:p>
      <text:p text:style-name="P17"><text:s text:c="4"/>36 <text:s text:c="3"/>:= <text:s text:c="14"/>ASSIGNOP <text:s text:c="6"/>assignTo <text:s text:c="31"/></text:p>
      <text:p text:style-name="P17"><text:s text:c="4"/>36 <text:s text:c="3"/>- <text:s text:c="15"/>ADDOP <text:s text:c="9"/>subtract <text:s text:c="31"/></text:p>
      <text:p text:style-name="P17"><text:s text:c="4"/>36 <text:s text:c="3"/>42.6E <text:s text:c="11"/>NUMBER <text:s text:c="8"/>longReal <text:s text:c="31"/></text:p>
      <text:p text:style-name="P17"><text:s text:c="4"/>36 <text:s text:c="3"/>; <text:s text:c="15"/>KEYWORD <text:s text:c="7"/>endStmnt <text:s text:c="31"/></text:p>
      <text:p text:style-name="P17"><text:s text:c="4"/>37 <text:s text:c="3"/>d <text:s text:c="15"/>ID <text:s text:c="12"/>0x7f1b82330a28 <text:s text:c="25"/></text:p>
      <text:p text:style-name="P17"><text:s text:c="4"/>37 <text:s text:c="3"/>:= <text:s text:c="14"/>ASSIGNOP <text:s text:c="6"/>assignTo <text:s text:c="31"/></text:p>
      <text:p text:style-name="P17"><text:s text:c="4"/>37 <text:s text:c="3"/>42.0E <text:s text:c="11"/>NUMBER <text:s text:c="8"/>longReal <text:s text:c="31"/></text:p>
      <text:p text:style-name="P17"><text:s text:c="4"/>37 <text:s text:c="3"/>A <text:s text:c="15"/>ID <text:s text:c="12"/>0x7f1b82330d70 <text:s text:c="25"/></text:p>
      <text:p text:style-name="P17"><text:s text:c="4"/>37 <text:s text:c="3"/>; <text:s text:c="15"/>KEYWORD <text:s text:c="7"/>endStmnt <text:s text:c="31"/></text:p>
      <text:p text:style-name="P17"><text:s text:c="4"/>38 <text:s text:c="3"/>x <text:s text:c="15"/>ID <text:s text:c="12"/>0x7f1b82329d70 <text:s text:c="25"/></text:p>
      <text:p text:style-name="P17"><text:s text:c="4"/>38 <text:s text:c="3"/>:= <text:s text:c="14"/>ASSIGNOP <text:s text:c="6"/>assignTo <text:s text:c="31"/></text:p>
      <text:p text:style-name="P17"><text:s text:c="4"/>38 <text:s text:c="3"/>17 <text:s text:c="14"/>NUMBER <text:s text:c="8"/>intNum <text:s text:c="33"/></text:p>
      <text:p text:style-name="P17"><text:s text:c="4"/>38 <text:s text:c="3"/>; <text:s text:c="15"/>KEYWORD <text:s text:c="7"/>endStmnt <text:s text:c="31"/></text:p>
      <text:p text:style-name="P17"><text:s text:c="4"/>39 <text:s text:c="3"/>y <text:s text:c="15"/>ID <text:s text:c="12"/>0x7f1b82329e88 <text:s text:c="25"/></text:p>
      <text:p text:style-name="P17"><text:s text:c="4"/>39 <text:s text:c="3"/>:= <text:s text:c="14"/>ASSIGNOP <text:s text:c="6"/>assignTo <text:s text:c="31"/></text:p>
      <text:p text:style-name="P17"><text:s text:c="4"/>39 <text:s text:c="3"/>- <text:s text:c="15"/>ADDOP <text:s text:c="9"/>subtract <text:s text:c="31"/></text:p>
      <text:p text:style-name="P17"><text:s text:c="4"/>39 <text:s text:c="3"/>4 <text:s text:c="15"/>NUMBER <text:s text:c="8"/>intNum <text:s text:c="33"/></text:p>
      <text:p text:style-name="P17"><text:s text:c="4"/>39 <text:s text:c="3"/>; <text:s text:c="15"/>KEYWORD <text:s text:c="7"/>endStmnt <text:s text:c="31"/></text:p>
      <text:p text:style-name="P17"><text:s text:c="4"/>40 <text:s text:c="3"/>a <text:s text:c="15"/>ID <text:s text:c="12"/>0x7f1b82330398 <text:s text:c="25"/></text:p>
      <text:p text:style-name="P17"><text:s text:c="4"/>40 <text:s text:c="3"/>:= <text:s text:c="14"/>ASSIGNOP <text:s text:c="6"/>assignTo <text:s text:c="31"/></text:p>
      <text:p text:style-name="P17"><text:s text:c="4"/>40 <text:s text:c="3"/>a <text:s text:c="15"/>ID <text:s text:c="12"/>0x7f1b82330398 <text:s text:c="25"/></text:p>
      <text:p text:style-name="P17"><text:s text:c="4"/>40 <text:s text:c="3"/>+ <text:s text:c="15"/>ADDOP <text:s text:c="9"/>add <text:s text:c="36"/></text:p>
      <text:p text:style-name="P17"><text:s text:c="4"/>40 <text:s text:c="3"/>b <text:s text:c="15"/>ID <text:s text:c="12"/>0x7f1b823304b0 <text:s text:c="25"/></text:p>
      <text:p text:style-name="P17"><text:s text:c="4"/>40 <text:s text:c="3"/>; <text:s text:c="15"/>KEYWORD <text:s text:c="7"/>endStmnt <text:s text:c="31"/></text:p>
      <text:p text:style-name="P17"><text:s text:c="4"/>41 <text:s text:c="3"/>gcd <text:s text:c="13"/>ID <text:s text:c="12"/>0x7f1b82330280 <text:s text:c="25"/></text:p>
      <text:p text:style-name="P17"><text:s text:c="4"/>41 <text:s text:c="3"/>( <text:s text:c="15"/>KEYWORD <text:s text:c="7"/>openParen <text:s text:c="30"/></text:p>
      <text:p text:style-name="P17"><text:s text:c="4"/>41 <text:s text:c="3"/>x <text:s text:c="15"/>ID <text:s text:c="12"/>0x7f1b82329d70 <text:s text:c="25"/></text:p>
      <text:p text:style-name="P17"><text:s text:c="4"/>41 <text:s text:c="3"/>, <text:s text:c="15"/>KEYWORD <text:s text:c="7"/>comma <text:s text:c="34"/></text:p>
      <text:p text:style-name="P17"><text:s text:c="4"/>41 <text:s text:c="3"/>y <text:s text:c="15"/>ID <text:s text:c="12"/>0x7f1b82329e88 <text:s text:c="25"/></text:p>
      <text:p text:style-name="P17"><text:soft-page-break/><text:s text:c="4"/>41 <text:s text:c="3"/>) <text:s text:c="15"/>KEYWORD <text:s text:c="7"/>closeParen <text:s text:c="29"/></text:p>
      <text:p text:style-name="P17"><text:s text:c="4"/>41 <text:s text:c="3"/>; <text:s text:c="15"/>KEYWORD <text:s text:c="7"/>endStmnt <text:s text:c="31"/></text:p>
      <text:p text:style-name="P17"><text:s text:c="4"/>42 <text:s text:c="3"/>aProc <text:s text:c="11"/>ID <text:s text:c="12"/>0x7f1b823305c8 <text:s text:c="25"/></text:p>
      <text:p text:style-name="P17"><text:s text:c="4"/>42 <text:s text:c="3"/>( <text:s text:c="15"/>KEYWORD <text:s text:c="7"/>openParen <text:s text:c="30"/></text:p>
      <text:p text:style-name="P17"><text:s text:c="4"/>42 <text:s text:c="3"/>) <text:s text:c="15"/>KEYWORD <text:s text:c="7"/>closeParen <text:s text:c="29"/></text:p>
      <text:p text:style-name="P17"><text:s text:c="4"/>43 <text:s text:c="3"/>end <text:s text:c="13"/>KEYWORD <text:s text:c="7"/>compStmtEnd <text:s text:c="28"/></text:p>
      <text:p text:style-name="P17"><text:s text:c="4"/>45 <text:s text:c="3"/>. <text:s text:c="15"/>KEYWORD <text:s text:c="7"/>progEnd <text:s text:c="32"/></text:p>
      <text:p text:style-name="P22"><text:span text:style-name="T6"><text:s text:c="4"/>45 <text:s text:c="3"/>$ <text:s text:c="15"/>EOF <text:s text:c="11"/>endOfFile <text:s text:c="21"/></text:span><text:s text:c="9"/></text:p>
      <text:h text:style-name="P31" text:outline-level="3">Bad Source Listing File</text:h>
      <text:p text:style-name="P16">1: { unrecognizable symbols }</text:p>
      <text:p text:style-name="P16">2: !</text:p>
      <text:p text:style-name="P16">LEXERR <text:s text:c="3"/>Unrecognized Symbol <text:s text:c="8"/>!</text:p>
      <text:p text:style-name="P16">3: @</text:p>
      <text:p text:style-name="P16">LEXERR <text:s text:c="3"/>Unrecognized Symbol <text:s text:c="8"/>@</text:p>
      <text:p text:style-name="P16">4: #</text:p>
      <text:p text:style-name="P16">LEXERR <text:s text:c="3"/>Unrecognized Symbol <text:s text:c="8"/>#</text:p>
      <text:p text:style-name="P16">5: $</text:p>
      <text:p text:style-name="P16">LEXERR <text:s text:c="3"/>Unrecognized Symbol <text:s text:c="8"/>$</text:p>
      <text:p text:style-name="P16">6: %</text:p>
      <text:p text:style-name="P16">LEXERR <text:s text:c="3"/>Unrecognized Symbol <text:s text:c="8"/>%</text:p>
      <text:p text:style-name="P16">7: ^</text:p>
      <text:p text:style-name="P16">LEXERR <text:s text:c="3"/>Unrecognized Symbol <text:s text:c="8"/>^</text:p>
      <text:p text:style-name="P16">8: &amp;</text:p>
      <text:p text:style-name="P16">LEXERR <text:s text:c="3"/>Unrecognized Symbol <text:s text:c="8"/>&amp;</text:p>
      <text:p text:style-name="P16">9: _</text:p>
      <text:p text:style-name="P16">LEXERR <text:s text:c="3"/>Unrecognized Symbol <text:s text:c="8"/>_</text:p>
      <text:p text:style-name="P16">10: `</text:p>
      <text:p text:style-name="P16">LEXERR <text:s text:c="3"/>Unrecognized Symbol <text:s text:c="8"/>`</text:p>
      <text:p text:style-name="P16">11: ~</text:p>
      <text:p text:style-name="P16">LEXERR <text:s text:c="3"/>Unrecognized Symbol <text:s text:c="8"/>~</text:p>
      <text:p text:style-name="P16">12: ?</text:p>
      <text:p text:style-name="P16">LEXERR <text:s text:c="3"/>Unrecognized Symbol <text:s text:c="8"/>?</text:p>
      <text:p text:style-name="P16">13: '</text:p>
      <text:p text:style-name="P16">LEXERR <text:s text:c="3"/>Unrecognized Symbol <text:s text:c="8"/>'</text:p>
      <text:p text:style-name="P16">14: "</text:p>
      <text:p text:style-name="P16">LEXERR <text:s text:c="3"/>Unrecognized Symbol <text:s text:c="8"/>"</text:p>
      <text:p text:style-name="P16">15: '</text:p>
      <text:p text:style-name="P16">LEXERR <text:s text:c="3"/>Unrecognized Symbol <text:s text:c="8"/>'</text:p>
      <text:p text:style-name="P16">16: \</text:p>
      <text:p text:style-name="P16">LEXERR <text:s text:c="3"/>Unrecognized Symbol <text:s text:c="8"/>\</text:p>
      <text:p text:style-name="P16">17: |</text:p>
      <text:p text:style-name="P16">LEXERR <text:s text:c="3"/>Unrecognized Symbol <text:s text:c="8"/>|</text:p>
      <text:p text:style-name="P16">18: </text:p>
      <text:p text:style-name="P16">19: { ---length errors--- }</text:p>
      <text:p text:style-name="P16">20: supercalafragalisticexpialadoshus {identifier that is too long}</text:p>
      <text:p text:style-name="P16">LEXERR <text:s text:c="3"/>Extra Long Identifier <text:s text:c="6"/>supercalafr</text:p>
      <text:p text:style-name="P16">LEXERR <text:s text:c="3"/>Extra Long Identifier <text:s text:c="6"/>galisticexp</text:p>
      <text:p text:style-name="P16">21: 555555 {extra long integer}</text:p>
      <text:p text:style-name="P16">LEXERR <text:s text:c="3"/>Extra Long Integer <text:s text:c="9"/>55555</text:p>
      <text:p text:style-name="P16">22: {extra long fractional part}</text:p>
      <text:p text:style-name="P16">23: {extra long exponential part}</text:p>
      <text:p text:style-name="P16">24: {below shoud parse as LEXERR: extra long integer, progEnd, integer}</text:p>
      <text:p text:style-name="P16">25: 555555.234</text:p>
      <text:p text:style-name="P16"><text:soft-page-break/>LEXERR <text:s text:c="3"/>Extra Long Integer <text:s text:c="9"/>55555</text:p>
      <text:p text:style-name="P16">26: {below shoud parse as LEXERR: extra long integer,}</text:p>
      <text:p text:style-name="P16">27: {progEnd, integer, identifier (E), integer}</text:p>
      <text:p text:style-name="P16">28: 555555.234E2</text:p>
      <text:p text:style-name="P16">LEXERR <text:s text:c="3"/>Extra Long Integer <text:s text:c="9"/>55555</text:p>
      <text:p text:style-name="P16">29: 12345.123456</text:p>
      <text:p text:style-name="P16">LEXERR <text:s text:c="3"/>Extra Long Fractional Part <text:s/>12345.12345</text:p>
      <text:p text:style-name="P16">30: 12345.123456E2</text:p>
      <text:p text:style-name="P16">LEXERR <text:s text:c="3"/>Extra Long Fractional Part <text:s/>12345.12345</text:p>
      <text:p text:style-name="P16">31: 12345.12345E123</text:p>
      <text:p text:style-name="P16">LEXERR <text:s text:c="3"/>Extra Long Exponent part <text:s text:c="3"/>12345.12345E12</text:p>
      <text:p text:style-name="P16">32: 123456.123456</text:p>
      <text:p text:style-name="P16">LEXERR <text:s text:c="3"/>Extra Long Integer <text:s text:c="9"/>12345</text:p>
      <text:p text:style-name="P16">LEXERR <text:s text:c="3"/>Extra Long Integer <text:s text:c="9"/>12345</text:p>
      <text:p text:style-name="P16">33: 123456.123456E1</text:p>
      <text:p text:style-name="P16">LEXERR <text:s text:c="3"/>Extra Long Integer <text:s text:c="9"/>12345</text:p>
      <text:p text:style-name="P16">LEXERR <text:s text:c="3"/>Extra Long Integer <text:s text:c="9"/>12345</text:p>
      <text:p text:style-name="P16">34: 12345.12345E123</text:p>
      <text:p text:style-name="P16">LEXERR <text:s text:c="3"/>Extra Long Exponent part <text:s text:c="3"/>12345.12345E12</text:p>
      <text:h text:style-name="P31" text:outline-level="3">Bad Source Token File</text:h>
      <text:p text:style-name="P16"><text:s/>line No. Lexeme <text:s text:c="10"/>Token Type <text:s text:c="4"/>attribute <text:s text:c="30"/></text:p>
      <text:p text:style-name="P16"><text:s text:c="4"/>2 <text:s text:c="4"/>! <text:s text:c="15"/>LEXERR <text:s text:c="8"/>Unrecognized Symbol <text:s text:c="20"/></text:p>
      <text:p text:style-name="P16"><text:s text:c="4"/>3 <text:s text:c="4"/>@ <text:s text:c="15"/>LEXERR <text:s text:c="8"/>Unrecognized Symbol <text:s text:c="20"/></text:p>
      <text:p text:style-name="P16"><text:s text:c="4"/>4 <text:s text:c="4"/># <text:s text:c="15"/>LEXERR <text:s text:c="8"/>Unrecognized Symbol <text:s text:c="20"/></text:p>
      <text:p text:style-name="P16"><text:s text:c="4"/>5 <text:s text:c="4"/>$ <text:s text:c="15"/>LEXERR <text:s text:c="8"/>Unrecognized Symbol <text:s text:c="20"/></text:p>
      <text:p text:style-name="P16"><text:s text:c="4"/>6 <text:s text:c="4"/>% <text:s text:c="15"/>LEXERR <text:s text:c="8"/>Unrecognized Symbol <text:s text:c="20"/></text:p>
      <text:p text:style-name="P16"><text:s text:c="4"/>7 <text:s text:c="4"/>^ <text:s text:c="15"/>LEXERR <text:s text:c="8"/>Unrecognized Symbol <text:s text:c="20"/></text:p>
      <text:p text:style-name="P16"><text:s text:c="4"/>8 <text:s text:c="4"/>&amp; <text:s text:c="15"/>LEXERR <text:s text:c="8"/>Unrecognized Symbol <text:s text:c="20"/></text:p>
      <text:p text:style-name="P16"><text:s text:c="4"/>9 <text:s text:c="4"/>_ <text:s text:c="15"/>LEXERR <text:s text:c="8"/>Unrecognized Symbol <text:s text:c="20"/></text:p>
      <text:p text:style-name="P16"><text:s text:c="4"/>10 <text:s text:c="3"/>` <text:s text:c="15"/>LEXERR <text:s text:c="8"/>Unrecognized Symbol <text:s text:c="20"/></text:p>
      <text:p text:style-name="P16"><text:s text:c="4"/>11 <text:s text:c="3"/>~ <text:s text:c="15"/>LEXERR <text:s text:c="8"/>Unrecognized Symbol <text:s text:c="20"/></text:p>
      <text:p text:style-name="P16"><text:s text:c="4"/>12 <text:s text:c="3"/>? <text:s text:c="15"/>LEXERR <text:s text:c="8"/>Unrecognized Symbol <text:s text:c="20"/></text:p>
      <text:p text:style-name="P16"><text:s text:c="4"/>13 <text:s text:c="3"/>' <text:s text:c="15"/>LEXERR <text:s text:c="8"/>Unrecognized Symbol <text:s text:c="20"/></text:p>
      <text:p text:style-name="P16"><text:s text:c="4"/>14 <text:s text:c="3"/>" <text:s text:c="15"/>LEXERR <text:s text:c="8"/>Unrecognized Symbol <text:s text:c="20"/></text:p>
      <text:p text:style-name="P16"><text:s text:c="4"/>15 <text:s text:c="3"/>' <text:s text:c="15"/>LEXERR <text:s text:c="8"/>Unrecognized Symbol <text:s text:c="20"/></text:p>
      <text:p text:style-name="P16"><text:s text:c="4"/>16 <text:s text:c="3"/>\ <text:s text:c="15"/>LEXERR <text:s text:c="8"/>Unrecognized Symbol <text:s text:c="20"/></text:p>
      <text:p text:style-name="P16"><text:s text:c="4"/>17 <text:s text:c="3"/>| <text:s text:c="15"/>LEXERR <text:s text:c="8"/>Unrecognized Symbol <text:s text:c="20"/></text:p>
      <text:p text:style-name="P16"><text:s text:c="4"/>20 <text:s text:c="3"/>supercalafr <text:s text:c="5"/>LEXERR <text:s text:c="8"/>Extra Long Identifier <text:s text:c="18"/></text:p>
      <text:p text:style-name="P16"><text:s text:c="4"/>20 <text:s text:c="3"/>galisticexp <text:s text:c="5"/>LEXERR <text:s text:c="8"/>Extra Long Identifier <text:s text:c="18"/></text:p>
      <text:p text:style-name="P16"><text:s text:c="4"/>20 <text:s text:c="3"/>aladoshus <text:s text:c="7"/>ID <text:s text:c="12"/>0x7eff39c59a28 <text:s text:c="25"/></text:p>
      <text:p text:style-name="P16"><text:s text:c="4"/>21 <text:s text:c="3"/>55555 <text:s text:c="11"/>LEXERR <text:s text:c="8"/>Extra Long Integer <text:s text:c="21"/></text:p>
      <text:p text:style-name="P16"><text:s text:c="4"/>25 <text:s text:c="3"/>55555 <text:s text:c="11"/>LEXERR <text:s text:c="8"/>Extra Long Integer <text:s text:c="21"/></text:p>
      <text:p text:style-name="P16"><text:s text:c="4"/>25 <text:s text:c="3"/>. <text:s text:c="15"/>KEYWORD <text:s text:c="7"/>progEnd <text:s text:c="32"/></text:p>
      <text:p text:style-name="P16"><text:s text:c="4"/>25 <text:s text:c="3"/>234 <text:s text:c="13"/>NUMBER <text:s text:c="8"/>intNum <text:s text:c="33"/></text:p>
      <text:p text:style-name="P16"><text:s text:c="4"/>28 <text:s text:c="3"/>55555 <text:s text:c="11"/>LEXERR <text:s text:c="8"/>Extra Long Integer <text:s text:c="21"/></text:p>
      <text:p text:style-name="P16"><text:s text:c="4"/>28 <text:s text:c="3"/>. <text:s text:c="15"/>KEYWORD <text:s text:c="7"/>progEnd <text:s text:c="32"/></text:p>
      <text:p text:style-name="P16"><text:s text:c="4"/>28 <text:s text:c="3"/>234 <text:s text:c="13"/>NUMBER <text:s text:c="8"/>intNum <text:s text:c="33"/></text:p>
      <text:p text:style-name="P16"><text:s text:c="4"/>28 <text:s text:c="3"/>E2 <text:s text:c="14"/>ID <text:s text:c="12"/>0x7eff39c59c58 <text:s text:c="25"/></text:p>
      <text:p text:style-name="P16"><text:s text:c="4"/>29 <text:s text:c="3"/>12345.12345 <text:s text:c="5"/>LEXERR <text:s text:c="8"/>Extra Long Fractional Part <text:s text:c="13"/></text:p>
      <text:p text:style-name="P16"><text:s text:c="4"/>30 <text:s text:c="3"/>12345.12345 <text:s text:c="5"/>LEXERR <text:s text:c="8"/>Extra Long Fractional Part <text:s text:c="13"/></text:p>
      <text:p text:style-name="P16"><text:s text:c="4"/>30 <text:s text:c="3"/>E2 <text:s text:c="14"/>ID <text:s text:c="12"/>0x7eff39c59c58 <text:s text:c="25"/></text:p>
      <text:p text:style-name="P16"><text:s text:c="4"/>31 <text:s text:c="3"/>12345.12345E12 <text:s text:c="2"/>LEXERR <text:s text:c="8"/>Extra Long Exponent part <text:s text:c="15"/></text:p>
      <text:p text:style-name="P16"><text:s text:c="4"/>32 <text:s text:c="3"/>12345 <text:s text:c="11"/>LEXERR <text:s text:c="8"/>Extra Long Integer <text:s text:c="21"/></text:p>
      <text:p text:style-name="P16"><text:soft-page-break/><text:s text:c="4"/>32 <text:s text:c="3"/>. <text:s text:c="15"/>KEYWORD <text:s text:c="7"/>progEnd <text:s text:c="32"/></text:p>
      <text:p text:style-name="P16"><text:s text:c="4"/>32 <text:s text:c="3"/>12345 <text:s text:c="11"/>LEXERR <text:s text:c="8"/>Extra Long Integer <text:s text:c="21"/></text:p>
      <text:p text:style-name="P16"><text:s text:c="4"/>33 <text:s text:c="3"/>12345 <text:s text:c="11"/>LEXERR <text:s text:c="8"/>Extra Long Integer <text:s text:c="21"/></text:p>
      <text:p text:style-name="P16"><text:s text:c="4"/>33 <text:s text:c="3"/>. <text:s text:c="15"/>KEYWORD <text:s text:c="7"/>progEnd <text:s text:c="32"/></text:p>
      <text:p text:style-name="P16"><text:s text:c="4"/>33 <text:s text:c="3"/>12345 <text:s text:c="11"/>LEXERR <text:s text:c="8"/>Extra Long Integer <text:s text:c="21"/></text:p>
      <text:p text:style-name="P16"><text:s text:c="4"/>33 <text:s text:c="3"/>E1 <text:s text:c="14"/>ID <text:s text:c="12"/>0x7eff39c59d70 <text:s text:c="25"/></text:p>
      <text:p text:style-name="P16"><text:s text:c="4"/>34 <text:s text:c="3"/>12345.12345E12 <text:s text:c="2"/>LEXERR <text:s text:c="8"/>Extra Long Exponent part <text:s text:c="15"/></text:p>
      <text:p text:style-name="P16"><text:s text:c="4"/>34 <text:s text:c="3"/>$ <text:s text:c="15"/>EOF <text:s text:c="11"/>endOfFile <text:s text:c="30"/></text:p>
      <text:h text:style-name="P24" text:outline-level="1">Appendix II: Program Listings</text:h>
      <text:h text:style-name="P27" text:outline-level="3">main.py</text:h>
      <text:h text:style-name="P23" text:outline-level="3">#!/usr/bin/python</text:h>
      <text:h text:style-name="P23" text:outline-level="3"/>
      <text:h text:style-name="P23" text:outline-level="3">'''</text:h>
      <text:h text:style-name="P23" text:outline-level="3">Pascal Compiler version 0.1 for CS 4013, Project 1</text:h>
      <text:h text:style-name="P23" text:outline-level="3">Matthew Hruz, 2015, The University of Tulsa</text:h>
      <text:h text:style-name="P23" text:outline-level="3"/>
      <text:h text:style-name="P23" text:outline-level="3">This python file will handle input from source files and reserved word</text:h>
      <text:h text:style-name="P23" text:outline-level="3">files.</text:h>
      <text:h text:style-name="P23" text:outline-level="3">'''</text:h>
      <text:h text:style-name="P23" text:outline-level="3"/>
      <text:h text:style-name="P23" text:outline-level="3">import sys</text:h>
      <text:h text:style-name="P23" text:outline-level="3">import lexer</text:h>
      <text:h text:style-name="P23" text:outline-level="3">import parser</text:h>
      <text:h text:style-name="P23" text:outline-level="3">from symbolTable import symbolTable</text:h>
      <text:h text:style-name="P23" text:outline-level="3"/>
      <text:h text:style-name="P23" text:outline-level="3">def printHelp():</text:h>
      <text:h text:style-name="P23" text:outline-level="3"><text:s text:c="4"/>print "Usage:"</text:h>
      <text:h text:style-name="P23" text:outline-level="3"><text:s text:c="4"/>print "python main.py sourceFile"</text:h>
      <text:h text:style-name="P23" text:outline-level="3"/>
      <text:h text:style-name="P23" text:outline-level="3">#process args and begin process</text:h>
      <text:h text:style-name="P23" text:outline-level="3">if len(sys.argv) is not 2:</text:h>
      <text:h text:style-name="P23" text:outline-level="3"><text:s text:c="4"/>printHelp()</text:h>
      <text:h text:style-name="P23" text:outline-level="3"><text:s text:c="4"/>sys.exit()</text:h>
      <text:h text:style-name="P23" text:outline-level="3"/>
      <text:h text:style-name="P23" text:outline-level="3">#process reserved words file and store into reserved words table</text:h>
      <text:h text:style-name="P23" text:outline-level="3">lines = open('reservedWords.rwf', 'r').readlines()</text:h>
      <text:h text:style-name="P23" text:outline-level="3">rwTable=symbolTable()</text:h>
      <text:h text:style-name="P23" text:outline-level="3">for l in lines:</text:h>
      <text:h text:style-name="P23" text:outline-level="3"><text:s text:c="4"/>words=l.split()</text:h>
      <text:h text:style-name="P23" text:outline-level="3"><text:s text:c="4"/>#TODO assert proper form is adhered to and that tokenType and attribute are valid</text:h>
      <text:h text:style-name="P23" text:outline-level="3"><text:s text:c="4"/>lexeme=words[0].translate(None, '\"')</text:h>
      <text:h text:style-name="P23" text:outline-level="3"><text:s text:c="4"/>tokenType=words[1]</text:h>
      <text:h text:style-name="P23" text:outline-level="3"><text:s text:c="4"/>attribute=words[2]</text:h>
      <text:h text:style-name="P23" text:outline-level="3"><text:s text:c="4"/>token={'lexeme':lexeme, 'tokenType':tokenType, 'attribute':attribute}</text:h>
      <text:h text:style-name="P23" text:outline-level="3"><text:s text:c="4"/>rwTable.insert(token)</text:h>
      <text:h text:style-name="P23" text:outline-level="3"/>
      <text:h text:style-name="P23" text:outline-level="3">lexer.defineReservedWordTable(rwTable)</text:h>
      <text:h text:style-name="P23" text:outline-level="3"/>
      <text:h text:style-name="P23" text:outline-level="3">#get an array of lines</text:h>
      <text:h text:style-name="P23" text:outline-level="3">lines = open(sys.argv[1], "r").readlines()</text:h>
      <text:h text:style-name="P23" text:outline-level="3">lines[-1]+='\x03'</text:h>
      <text:h text:style-name="P23" text:outline-level="3"/>
      <text:h text:style-name="P23" text:outline-level="3">listingFile = open('lineListing.txt', 'w')</text:h>
      <text:h text:style-name="P23" text:outline-level="3">tokenFile = open('tokenFile.txt', 'w')</text:h>
      <text:h text:style-name="P23" text:outline-level="3"/>
      <text:h text:style-name="P23" text:outline-level="3">tokenFile.write("line No.".center(10) + "Lexeme".ljust(17) \</text:h>
      <text:h text:style-name="P23" text:outline-level="3">+ "Token Type".ljust(15) + "attribute".ljust(40) + '\n')</text:h>
      <text:h text:style-name="P23" text:outline-level="3"><text:soft-page-break/></text:h>
      <text:h text:style-name="P23" text:outline-level="3">lineNum=1</text:h>
      <text:h text:style-name="P23" text:outline-level="3">for l in lines:</text:h>
      <text:h text:style-name="P23" text:outline-level="3"><text:s text:c="4"/>lexer.feedLexer(l)</text:h>
      <text:h text:style-name="P23" text:outline-level="3"><text:s text:c="4"/>nextToken=lexer.getToken()</text:h>
      <text:h text:style-name="P23" text:outline-level="3"><text:s text:c="4"/>listingFile.write(str(lineNum) + ": " + l[:-1] + '\n')</text:h>
      <text:h text:style-name="P23" text:outline-level="3"><text:s text:c="4"/>while nextToken is not "noTokens":</text:h>
      <text:h text:style-name="P23" text:outline-level="3"><text:s text:c="8"/>if nextToken != None:</text:h>
      <text:h text:style-name="P23" text:outline-level="3"><text:s text:c="12"/>if nextToken['tokenType'] == 'LEXERR':</text:h>
      <text:h text:style-name="P23" text:outline-level="3"><text:s text:c="16"/>listingFile.write(nextToken['tokenType'].ljust(10) + \</text:h>
      <text:h text:style-name="P23" text:outline-level="3"><text:s text:c="20"/>nextToken['attribute'].ljust(28) + nextToken['lexeme'] + '\n')</text:h>
      <text:h text:style-name="P23" text:outline-level="3"/>
      <text:h text:style-name="P23" text:outline-level="3"><text:s text:c="12"/>tokenFile.write(str(lineNum).center(10) + nextToken['lexeme'].ljust(17) \</text:h>
      <text:h text:style-name="P23" text:outline-level="3"><text:s text:c="12"/>+ nextToken['tokenType'].ljust(15) + nextToken['attribute'].ljust(40) + '\n')</text:h>
      <text:h text:style-name="P23" text:outline-level="3"><text:s text:c="12"/>nextToken=lexer.getToken()</text:h>
      <text:h text:style-name="P23" text:outline-level="3"><text:s text:c="4"/>lineNum+=1</text:h>
      <text:h text:style-name="P23" text:outline-level="3">print "lexical analysis is complete"</text:h>
      <text:h text:style-name="P32" text:outline-level="3"><text:span text:style-name="T7">l</text:span>exer.py</text:h>
      <text:p text:style-name="P15">#!/usr/bin/python</text:p>
      <text:p text:style-name="P15">'''</text:p>
      <text:p text:style-name="P15">Lexer for compiler</text:p>
      <text:p text:style-name="P15">'''</text:p>
      <text:p text:style-name="P15">from types import *</text:p>
      <text:p text:style-name="P15">import sys</text:p>
      <text:p text:style-name="P15"/>
      <text:p text:style-name="P15">class LexerFSM:</text:p>
      <text:p text:style-name="P15"><text:s text:c="4"/>def __init__(self):</text:p>
      <text:p text:style-name="P15"><text:s text:c="8"/>self.states = {}</text:p>
      <text:p text:style-name="P15"><text:s text:c="8"/>self.startState = None</text:p>
      <text:p text:style-name="P15"><text:s text:c="8"/>self.currentState = None</text:p>
      <text:p text:style-name="P15"><text:s text:c="8"/>self.isRunning = False</text:p>
      <text:p text:style-name="P15"/>
      <text:p text:style-name="P15"/>
      <text:p text:style-name="P15"><text:s text:c="4"/>#handler is a function type</text:p>
      <text:p text:style-name="P15"><text:s text:c="4"/>def addState(self, name, handler):</text:p>
      <text:p text:style-name="P15"><text:s text:c="8"/>#input validation</text:p>
      <text:p text:style-name="P15"><text:s text:c="8"/>if type(name) is not str:</text:p>
      <text:p text:style-name="P15"><text:s text:c="12"/>raise TypeErr("Argument \'name\' in addState must be of type string")</text:p>
      <text:p text:style-name="P15"><text:s text:c="12"/>return</text:p>
      <text:p text:style-name="P15"/>
      <text:p text:style-name="P15"><text:s text:c="8"/>if type(handler) is not FunctionType:</text:p>
      <text:p text:style-name="P15"><text:s text:c="12"/>raise TypeErr("Argument \'handler\' in addState must be of type function")</text:p>
      <text:p text:style-name="P15"><text:s text:c="12"/>return</text:p>
      <text:p text:style-name="P15"/>
      <text:p text:style-name="P15"><text:s text:c="8"/>if name in self.states:</text:p>
      <text:p text:style-name="P15"><text:s text:c="12"/>print "Warning! Adding state that already exists. This replaces the old state"</text:p>
      <text:p text:style-name="P15"><text:s text:c="8"/>self.states[name]=handler</text:p>
      <text:p text:style-name="P15"/>
      <text:p text:style-name="P15"><text:s text:c="4"/>def setStart(self, name):</text:p>
      <text:p text:style-name="P15"><text:s text:c="8"/>#input validation</text:p>
      <text:p text:style-name="P15"><text:s text:c="8"/>if type(name) is not str:</text:p>
      <text:p text:style-name="P15"><text:s text:c="12"/>raise TypeErr("Argument \'name\' in setStart must be of type string")</text:p>
      <text:p text:style-name="P15"><text:s text:c="12"/>return</text:p>
      <text:p text:style-name="P15"/>
      <text:p text:style-name="P15"><text:s text:c="8"/>if name not in self.states:</text:p>
      <text:p text:style-name="P15"><text:s text:c="12"/>print "ERROR! Cannot define the start state without first adding it.\n---StartState has been left undefined"</text:p>
      <text:p text:style-name="P15"><text:s text:c="12"/>return</text:p>
      <text:p text:style-name="P15"><text:s text:c="8"/>self.startState=name</text:p>
      <text:p text:style-name="P15"/>
      <text:p text:style-name="P15"><text:s text:c="4"/>def start(self, char=None):</text:p>
      <text:p text:style-name="P15"><text:s text:c="8"/>#begin by checking that inital conditions are ok for starting the machine</text:p>
      <text:p text:style-name="P15"><text:s text:c="8"/>if len(self.states) == 0:</text:p>
      <text:p text:style-name="P15"><text:s text:c="12"/>print "States must be added with addState(), and a startState needs to be defined, before the Finite State Machine can run"</text:p>
      <text:p text:style-name="P15"><text:s text:c="12"/>return #TODO empty returns (here and elsewhere) could cause problems</text:p>
      <text:p text:style-name="P15"><text:s text:c="8"/>if self.startState is None:</text:p>
      <text:p text:style-name="P15"><text:s text:c="12"/>print "Error! Cannot run until the startState has been defined with setStart"</text:p>
      <text:p text:style-name="P15"><text:s text:c="12"/>return</text:p>
      <text:p text:style-name="P15"/>
      <text:p text:style-name="P15"><text:s text:c="8"/>#initialize the machine</text:p>
      <text:p text:style-name="P15"><text:s text:c="8"/>self.currentState=self.startState</text:p>
      <text:p text:style-name="P15"><text:s text:c="8"/>self.isRunning=True</text:p>
      <text:p text:style-name="P15"><text:s text:c="8"/>if type(char) is not NoneType:</text:p>
      <text:p text:style-name="P15"><text:s text:c="12"/>feedChar(char)</text:p>
      <text:p text:style-name="P15"/>
      <text:p text:style-name="P15"><text:s text:c="4"/>def feedChar(self, char):</text:p>
      <text:p text:style-name="P15"><text:s text:c="8"/>assert(self.isRunning)</text:p>
      <text:p text:style-name="P15"><text:s text:c="8"/>#input validation</text:p>
      <text:p text:style-name="P15"><text:soft-page-break/><text:s text:c="8"/>if type(char) is not str or len(char) is not 1:</text:p>
      <text:p text:style-name="P15"><text:s text:c="12"/>raise TypeError("trying to feedChar in lexer without a string of length 1 (a char)")</text:p>
      <text:p text:style-name="P15"><text:s text:c="12"/>return</text:p>
      <text:p text:style-name="P15"/>
      <text:p text:style-name="P15"><text:s text:c="8"/>newState=self.states[self.currentState](char)</text:p>
      <text:p text:style-name="P15"/>
      <text:p text:style-name="P15"><text:s text:c="8"/>if type(newState) is str:</text:p>
      <text:p text:style-name="P15"><text:s text:c="12"/>#newState is indeed a new state</text:p>
      <text:p text:style-name="P15"><text:s text:c="12"/>#make sure currentState is a valid state</text:p>
      <text:p text:style-name="P15"><text:s text:c="12"/>if self.currentState not in self.states:</text:p>
      <text:p text:style-name="P15"><text:s text:c="16"/>raise KeyError("A lexer FSM tried to go to a state that doesn't exist ("+currentState+")")</text:p>
      <text:p text:style-name="P15"><text:s text:c="16"/>assert(False)</text:p>
      <text:p text:style-name="P15"><text:s text:c="12"/>self.currentState=newState</text:p>
      <text:p text:style-name="P15"><text:s text:c="12"/>return True</text:p>
      <text:p text:style-name="P15"/>
      <text:p text:style-name="P15"><text:s text:c="8"/>if type(newState) is dict:</text:p>
      <text:p text:style-name="P15"><text:s text:c="12"/>#the FSM has found a valid token. NewState holds that token (or an empty dict if tokenless)</text:p>
      <text:p text:style-name="P15"><text:s text:c="12"/>assert bool(newState) is False or ('tokenType' in newState and 'lexeme' in newState and 'attribute' in newState)</text:p>
      <text:p text:style-name="P15"><text:s text:c="12"/>self.isRunning=False</text:p>
      <text:p text:style-name="P15"><text:s text:c="12"/>return newState</text:p>
      <text:p text:style-name="P15"/>
      <text:p text:style-name="P15"><text:s text:c="8"/>if type(newState) is NoneType:</text:p>
      <text:p text:style-name="P15"><text:s text:c="12"/>#the FSM cannot determine the token type</text:p>
      <text:p text:style-name="P15"><text:s text:c="12"/>self.isRunning=False</text:p>
      <text:p text:style-name="P15"><text:s text:c="12"/>return False</text:p>
      <text:p text:style-name="P15">#end lexerFSM class</text:p>
      <text:p text:style-name="P15"/>
      <text:p text:style-name="P15">'''</text:p>
      <text:p text:style-name="P15">Main code of lexer.py.</text:p>
      <text:p text:style-name="P15">'''</text:p>
      <text:p text:style-name="P15"/>
      <text:p text:style-name="P15">#define module fields</text:p>
      <text:p text:style-name="P15">buff=[]</text:p>
      <text:p text:style-name="P15">buffPtr=0</text:p>
      <text:p text:style-name="P15">machines=[] #order is important. Make sure machines are priority ordered</text:p>
      <text:p text:style-name="P15"/>
      <text:p text:style-name="P15">counter=0 #a counter available for use by some of the machines</text:p>
      <text:p text:style-name="P15"/>
      <text:p text:style-name="P15">#define whitespace machine</text:p>
      <text:p text:style-name="P15">wsMachine=LexerFSM()</text:p>
      <text:p text:style-name="P15">def handle(c):</text:p>
      <text:p text:style-name="P15"><text:s text:c="4"/>assert type(c) is str and len(c)==1</text:p>
      <text:p text:style-name="P15"><text:s text:c="4"/>#TODO may just want whitespace only. Not the different types of space.</text:p>
      <text:p text:style-name="P15"><text:s text:c="4"/>if c == ' ' or c == '\t' or c == '\b': return {}</text:p>
      <text:p text:style-name="P15"><text:s text:c="4"/>else:</text:p>
      <text:p text:style-name="P15"><text:s text:c="8"/>global buffPtr</text:p>
      <text:p text:style-name="P15"><text:s text:c="8"/>buffPtr-=1</text:p>
      <text:p text:style-name="P15"><text:s text:c="8"/>return None</text:p>
      <text:p text:style-name="P15">wsMachine.addState("__start__", handle)</text:p>
      <text:p text:style-name="P15">wsMachine.setStart("__start__")</text:p>
      <text:p text:style-name="P15">machines.append(wsMachine)</text:p>
      <text:p text:style-name="P15"/>
      <text:p text:style-name="P15">#define newline manchine</text:p>
      <text:p text:style-name="P15">nlMachine=LexerFSM()</text:p>
      <text:p text:style-name="P15">def handle(c):</text:p>
      <text:p text:style-name="P15"><text:s text:c="4"/>assert type(c) is str and len(c)==1</text:p>
      <text:p text:style-name="P15"><text:s text:c="4"/>if c == '\n': return {}</text:p>
      <text:p text:style-name="P15"><text:s text:c="4"/>else:</text:p>
      <text:p text:style-name="P15"><text:s text:c="8"/>global buffPtr</text:p>
      <text:p text:style-name="P15"><text:s text:c="8"/>buffPtr-=1</text:p>
      <text:p text:style-name="P15"><text:s text:c="8"/>return None</text:p>
      <text:p text:style-name="P15">nlMachine.addState("__start__", handle)</text:p>
      <text:p text:style-name="P15">nlMachine.setStart("__start__")</text:p>
      <text:p text:style-name="P15"><text:soft-page-break/>machines.append(nlMachine)</text:p>
      <text:p text:style-name="P15"/>
      <text:p text:style-name="P15">#define RELOP machine</text:p>
      <text:p text:style-name="P15">relopMachine=LexerFSM()</text:p>
      <text:p text:style-name="P15">def handle(c): #''</text:p>
      <text:p text:style-name="P15"><text:s text:c="4"/>assert type(c) is str and len(c)==1</text:p>
      <text:p text:style-name="P15"><text:s text:c="4"/>if c == '&lt;': return '&lt;'</text:p>
      <text:p text:style-name="P15"><text:s text:c="4"/>elif c == '&gt;': return '&gt;'</text:p>
      <text:p text:style-name="P15"><text:s text:c="4"/>elif c == '=': return {'tokenType': "RELOP", 'lexeme':"=", 'attribute':"equals"}</text:p>
      <text:p text:style-name="P15"><text:s text:c="4"/>else:</text:p>
      <text:p text:style-name="P15"><text:s text:c="8"/>global buffPtr</text:p>
      <text:p text:style-name="P15"><text:s text:c="8"/>buffPtr-=1 #we saw another charachter, so buffPtr needs to be moved back 1</text:p>
      <text:p text:style-name="P15"><text:s text:c="8"/>return None #FSM has determined the current token is not a relational operator</text:p>
      <text:p text:style-name="P15">relopMachine.addState("__start__", handle)</text:p>
      <text:p text:style-name="P15">def handle(c): #'&lt;'</text:p>
      <text:p text:style-name="P15"><text:s text:c="4"/>assert type(c) is str and len(c)==1</text:p>
      <text:p text:style-name="P15"><text:s text:c="4"/>if c == '&gt;': return {'tokenType': "RELOP", 'lexeme':"&lt;&gt;", 'attribute':"notEquals"}</text:p>
      <text:p text:style-name="P15"><text:s text:c="4"/>elif c == '=': return {'tokenType': "RELOP", 'lexeme':"&lt;=", 'attribute':"lessThanOrEquals"}</text:p>
      <text:p text:style-name="P15"><text:s text:c="4"/>else:</text:p>
      <text:p text:style-name="P15"><text:s text:c="8"/>global buffPtr</text:p>
      <text:p text:style-name="P15"><text:s text:c="8"/>buffPtr-=1</text:p>
      <text:p text:style-name="P15"><text:s text:c="8"/>return {'tokenType': "RELOP", 'lexeme':"&lt;", 'attribute':"lessThan"}</text:p>
      <text:p text:style-name="P15">relopMachine.addState("&lt;", handle)</text:p>
      <text:p text:style-name="P15">def handle(c): #'&gt;'</text:p>
      <text:p text:style-name="P15"><text:s text:c="4"/>assert type(c) is str and len(c)==1</text:p>
      <text:p text:style-name="P15"><text:s text:c="4"/>if c == '=': return {'tokenType': "RELOP", 'lexeme':"&gt;=", 'attribute':"greaterThanOrEquals"}</text:p>
      <text:p text:style-name="P15"><text:s text:c="4"/>else:</text:p>
      <text:p text:style-name="P15"><text:s text:c="8"/>global buffPtr</text:p>
      <text:p text:style-name="P15"><text:s text:c="8"/>buffPtr-=1</text:p>
      <text:p text:style-name="P15"><text:s text:c="8"/>return {'tokenType': "RELOP", 'lexeme':"&gt;", 'attribute':"greaterThan"}</text:p>
      <text:p text:style-name="P15">relopMachine.addState("&gt;", handle)</text:p>
      <text:p text:style-name="P15">relopMachine.setStart("__start__")</text:p>
      <text:p text:style-name="P15">machines.append(relopMachine)</text:p>
      <text:p text:style-name="P15"/>
      <text:p text:style-name="P15">#define assignOp machine</text:p>
      <text:p text:style-name="P15">assignopMachine=LexerFSM()</text:p>
      <text:p text:style-name="P15">def handle(c):</text:p>
      <text:p text:style-name="P15"><text:s text:c="4"/>assert type(c) is str and len(c)==1</text:p>
      <text:p text:style-name="P15"><text:s text:c="4"/>if c == ":": return ":"</text:p>
      <text:p text:style-name="P15"><text:s text:c="4"/>else:</text:p>
      <text:p text:style-name="P15"><text:s text:c="8"/>global buffPtr</text:p>
      <text:p text:style-name="P15"><text:s text:c="8"/>buffPtr-=1</text:p>
      <text:p text:style-name="P15"><text:s text:c="8"/>return None</text:p>
      <text:p text:style-name="P15">assignopMachine.addState("__start__", handle)</text:p>
      <text:p text:style-name="P15">def handle(c):#":"</text:p>
      <text:p text:style-name="P15"><text:s text:c="4"/>assert type(c) is str and len(c)==1</text:p>
      <text:p text:style-name="P15"><text:s text:c="4"/>if c == "=": return {'tokenType': "ASSIGNOP", 'lexeme':":=", 'attribute':"assignTo"}</text:p>
      <text:p text:style-name="P15"><text:s text:c="4"/>else:</text:p>
      <text:p text:style-name="P15"><text:s text:c="8"/>global buffPtr</text:p>
      <text:p text:style-name="P15"><text:s text:c="8"/>buffPtr-=2</text:p>
      <text:p text:style-name="P15"><text:s text:c="8"/>return None</text:p>
      <text:p text:style-name="P15">assignopMachine.addState(":", handle)</text:p>
      <text:p text:style-name="P15">assignopMachine.setStart("__start__")</text:p>
      <text:p text:style-name="P15">machines.append(assignopMachine)</text:p>
      <text:p text:style-name="P15"/>
      <text:p text:style-name="P15">#define addOp machine</text:p>
      <text:p text:style-name="P15">addopMachine=LexerFSM()</text:p>
      <text:p text:style-name="P15">def handle(c):</text:p>
      <text:p text:style-name="P15"><text:s text:c="4"/>assert type(c) is str and len(c)==1</text:p>
      <text:p text:style-name="P15"><text:s text:c="4"/>if c == '+': return {'tokenType': "ADDOP", 'lexeme':'+', 'attribute':"add"}</text:p>
      <text:p text:style-name="P15"><text:s text:c="4"/>elif c == '-': return {'tokenType':"ADDOP", 'lexeme':"-", 'attribute':"subtract"}</text:p>
      <text:p text:style-name="P15"><text:s text:c="4"/>elif c == 'o' : return "o"</text:p>
      <text:p text:style-name="P15"><text:s text:c="4"/>else:</text:p>
      <text:p text:style-name="P15"><text:soft-page-break/><text:s text:c="8"/>global buffPtr</text:p>
      <text:p text:style-name="P15"><text:s text:c="8"/>buffPtr-=1</text:p>
      <text:p text:style-name="P15"><text:s text:c="8"/>return None</text:p>
      <text:p text:style-name="P15">addopMachine.addState("__start__", handle)</text:p>
      <text:p text:style-name="P15">def handle(c):#'o'</text:p>
      <text:p text:style-name="P15"><text:s text:c="4"/>assert type(c) is str and len(c)==1</text:p>
      <text:p text:style-name="P15"><text:s text:c="4"/>if c == 'r': return "or"</text:p>
      <text:p text:style-name="P15"><text:s text:c="4"/>else: #what we thought was an or really wasn't an or</text:p>
      <text:p text:style-name="P15"><text:s text:c="8"/>global buffPtr</text:p>
      <text:p text:style-name="P15"><text:s text:c="8"/>buffPtr-=2</text:p>
      <text:p text:style-name="P15"><text:s text:c="8"/>return None</text:p>
      <text:p text:style-name="P15">addopMachine.addState("o", handle) #TODO an identifier could technically be or43 or something stupid. Make sure to address this</text:p>
      <text:p text:style-name="P15">def handle(c):#'or' -&gt; must make sure word ends (i.e. oreo is technically an ID or reserved word)</text:p>
      <text:p text:style-name="P15"><text:s text:c="4"/>assert type(c) is str and len(c)==1</text:p>
      <text:p text:style-name="P15"><text:s text:c="4"/>#check to see if the next char is a letter</text:p>
      <text:p text:style-name="P15"><text:s text:c="4"/>if (65&lt;=ord(c)&lt;=90) or (97&lt;=ord(c)&lt;=122):</text:p>
      <text:p text:style-name="P15"><text:s text:c="8"/>global buffPtr</text:p>
      <text:p text:style-name="P15"><text:s text:c="8"/>buffPtr-=3</text:p>
      <text:p text:style-name="P15"><text:s text:c="8"/>return None</text:p>
      <text:p text:style-name="P15"><text:s text:c="4"/>else:</text:p>
      <text:p text:style-name="P15"><text:s text:c="8"/>return {'tokenType': "ADDOP", 'lexeme':'or', 'attribute':"booleanOr"}</text:p>
      <text:p text:style-name="P15">addopMachine.addState("or", handle)</text:p>
      <text:p text:style-name="P15">addopMachine.setStart("__start__")</text:p>
      <text:p text:style-name="P15">machines.append(addopMachine)</text:p>
      <text:p text:style-name="P15"/>
      <text:p text:style-name="P15">#define multOp machine</text:p>
      <text:p text:style-name="P15">multopMachine=LexerFSM()</text:p>
      <text:p text:style-name="P15">def handle(c):</text:p>
      <text:p text:style-name="P15"><text:s text:c="4"/>global buff</text:p>
      <text:p text:style-name="P15"><text:s text:c="4"/>global buffPtr</text:p>
      <text:p text:style-name="P15"><text:s text:c="4"/>assert type(c) is str and len(c)==1</text:p>
      <text:p text:style-name="P15"><text:s text:c="4"/>if c == '*': return {'tokenType': "MULTOP", 'lexeme':'*', 'attribute':"multiply"}</text:p>
      <text:p text:style-name="P15"><text:s text:c="4"/>elif c == '/': return {'tokenType':"MULTOP", 'lexeme':"/", 'attribute':"divide"}</text:p>
      <text:p text:style-name="P15"><text:s text:c="4"/>elif c == 'd': #handle it all here to reduce excess code</text:p>
      <text:p text:style-name="P15"><text:s text:c="8"/>if buffPtr+3&gt;=len(buff):</text:p>
      <text:p text:style-name="P15"><text:s text:c="12"/>return None</text:p>
      <text:p text:style-name="P15"><text:s text:c="8"/>if buff[buffPtr+1] == 'i' and buff[buffPtr+2] == 'v':</text:p>
      <text:p text:style-name="P15"><text:s text:c="12"/>#make sure next char is not another a-z or A-Z</text:p>
      <text:p text:style-name="P15"><text:s text:c="12"/>l=ord(buff[buffPtr+3])</text:p>
      <text:p text:style-name="P15"><text:s text:c="12"/>if (65&lt;=l&lt;=90) or (97&lt;=l&lt;=122):</text:p>
      <text:p text:style-name="P15"><text:s text:c="16"/>buffPtr-=2</text:p>
      <text:p text:style-name="P15"><text:s text:c="16"/>return None</text:p>
      <text:p text:style-name="P15"><text:s text:c="12"/>buffPtr+=2</text:p>
      <text:p text:style-name="P15"><text:s text:c="12"/>return {'tokenType':"MULTOP", 'lexeme':"div", 'attribute':"integerDivide"}</text:p>
      <text:p text:style-name="P15"><text:s text:c="8"/>else:</text:p>
      <text:p text:style-name="P15"><text:s text:c="12"/>buffPtr-=1</text:p>
      <text:p text:style-name="P15"><text:s text:c="12"/>return None</text:p>
      <text:p text:style-name="P15"><text:s text:c="4"/>elif c == 'm' :#handle it all here to reduce excess code</text:p>
      <text:p text:style-name="P15"><text:s text:c="8"/>if buffPtr+3&gt;=len(buff):</text:p>
      <text:p text:style-name="P15"><text:s text:c="12"/>return None</text:p>
      <text:p text:style-name="P15"><text:s text:c="8"/>if buff[buffPtr+1] == 'o' and buff[buffPtr+2] == 'd':</text:p>
      <text:p text:style-name="P15"><text:s text:c="12"/>#make sure next char is not another a-z or A-Z</text:p>
      <text:p text:style-name="P15"><text:s text:c="12"/>l=ord(buff[buffPtr+3])</text:p>
      <text:p text:style-name="P15"><text:s text:c="12"/>if (65&lt;=l&lt;=90) or (97&lt;=l&lt;=122):</text:p>
      <text:p text:style-name="P15"><text:s text:c="16"/>buffPtr-=2</text:p>
      <text:p text:style-name="P15"><text:s text:c="16"/>return None</text:p>
      <text:p text:style-name="P15"><text:s text:c="12"/>buffPtr+=2</text:p>
      <text:p text:style-name="P15"><text:s text:c="12"/>return {'tokenType':"MULTOP", 'lexeme':"mod", 'attribute':"modulo"}</text:p>
      <text:p text:style-name="P15"><text:s text:c="8"/>else:</text:p>
      <text:p text:style-name="P15"><text:s text:c="12"/>buffPtr-=1</text:p>
      <text:p text:style-name="P15"><text:s text:c="12"/>return None</text:p>
      <text:p text:style-name="P15"><text:s text:c="4"/>elif c == 'a' :#handle it all here to reduce excess code</text:p>
      <text:p text:style-name="P15"><text:soft-page-break/><text:s text:c="8"/>if buffPtr+3&gt;=len(buff):</text:p>
      <text:p text:style-name="P15"><text:s text:c="12"/>return None</text:p>
      <text:p text:style-name="P15"><text:s text:c="8"/>if buff[buffPtr+1] == 'n' and buff[buffPtr+2] == 'd':</text:p>
      <text:p text:style-name="P15"><text:s text:c="12"/>#make sure next char is not another a-z or A-Z</text:p>
      <text:p text:style-name="P15"><text:s text:c="12"/>l=ord(buff[buffPtr+3])</text:p>
      <text:p text:style-name="P15"><text:s text:c="12"/>if (65&lt;=l&lt;=90) or (97&lt;=l&lt;=122):</text:p>
      <text:p text:style-name="P15"><text:s text:c="16"/>buffPtr-=2</text:p>
      <text:p text:style-name="P15"><text:s text:c="16"/>return None</text:p>
      <text:p text:style-name="P15"><text:s text:c="12"/>buffPtr+=2</text:p>
      <text:p text:style-name="P15"><text:s text:c="12"/>return {'tokenType':"multop", 'lexeme':"and", 'attribute':"booleanAnd"}</text:p>
      <text:p text:style-name="P15"><text:s text:c="8"/>else:</text:p>
      <text:p text:style-name="P15"><text:s text:c="12"/>buffPtr-=1</text:p>
      <text:p text:style-name="P15"><text:s text:c="12"/>return None</text:p>
      <text:p text:style-name="P15"><text:s text:c="4"/>else:</text:p>
      <text:p text:style-name="P15"><text:s text:c="8"/>buffPtr-=1</text:p>
      <text:p text:style-name="P15"><text:s text:c="8"/>return None</text:p>
      <text:p text:style-name="P15">multopMachine.addState("__start__", handle)</text:p>
      <text:p text:style-name="P15">multopMachine.setStart("__start__")</text:p>
      <text:p text:style-name="P15">machines.append(multopMachine)</text:p>
      <text:p text:style-name="P15"/>
      <text:p text:style-name="P15"/>
      <text:p text:style-name="P15">#define comments machine</text:p>
      <text:p text:style-name="P15">commentMachine=LexerFSM()</text:p>
      <text:p text:style-name="P15">def handle(c): #start</text:p>
      <text:p text:style-name="P15"><text:tab/>assert type(c) is str and len(c)==1</text:p>
      <text:p text:style-name="P15"><text:tab/>if c is '{': return "commentChars"</text:p>
      <text:p text:style-name="P15"><text:tab/>else:</text:p>
      <text:p text:style-name="P15"><text:tab/><text:tab/>global buffPtr</text:p>
      <text:p text:style-name="P15"><text:tab/><text:tab/>buffPtr-=1</text:p>
      <text:p text:style-name="P15"><text:tab/><text:tab/>return None</text:p>
      <text:p text:style-name="P15">commentMachine.addState("__start__", handle)</text:p>
      <text:p text:style-name="P15">def handle(c): #commentChars</text:p>
      <text:p text:style-name="P15"><text:tab/>assert type(c) is str and len(c)==1</text:p>
      <text:p text:style-name="P15"><text:tab/>if c is "}": return {}</text:p>
      <text:p text:style-name="P15"><text:tab/>else: return "commentChars"</text:p>
      <text:p text:style-name="P15">commentMachine.addState("commentChars", handle)</text:p>
      <text:p text:style-name="P15">commentMachine.setStart("__start__")</text:p>
      <text:p text:style-name="P15">machines.append(commentMachine)</text:p>
      <text:p text:style-name="P15"/>
      <text:p text:style-name="P15">#define longreal machine (must be before reals to ensure we don't premeturely tokenize a real out of a longreal)</text:p>
      <text:p text:style-name="P15">#note: only longreal machine has to perform length checks, as any errors with lengths will be checked here. If</text:p>
      <text:p text:style-name="P15">#we were to put this in the other machines, which run after, it would be redundant and never run.</text:p>
      <text:p text:style-name="P15">lrMachine=LexerFSM()</text:p>
      <text:p text:style-name="P15">def handle(c): #start</text:p>
      <text:p text:style-name="P15"><text:s text:c="4"/>assert type(c) is str and len(c)==1</text:p>
      <text:p text:style-name="P15"><text:s text:c="4"/>d=ord(c)</text:p>
      <text:p text:style-name="P15"><text:s text:c="4"/>#check if d is a number</text:p>
      <text:p text:style-name="P15"><text:s text:c="4"/>if (48&lt;=d&lt;=57):</text:p>
      <text:p text:style-name="P15"><text:s text:c="8"/>global counter</text:p>
      <text:p text:style-name="P15"><text:s text:c="8"/>counter=1</text:p>
      <text:p text:style-name="P15"><text:s text:c="8"/>return <text:s/>"x"</text:p>
      <text:p text:style-name="P15"><text:s text:c="4"/>else:</text:p>
      <text:p text:style-name="P15"><text:s text:c="8"/>global buffPtr</text:p>
      <text:p text:style-name="P15"><text:s text:c="8"/>buffPtr-=1</text:p>
      <text:p text:style-name="P15"><text:s text:c="8"/>return None</text:p>
      <text:p text:style-name="P15">lrMachine.addState("__start__", handle)</text:p>
      <text:p text:style-name="P15"/>
      <text:p text:style-name="P15">def handle(c):#x</text:p>
      <text:p text:style-name="P15"><text:s text:c="4"/>assert type(c) is str and len(c)==1</text:p>
      <text:p text:style-name="P15"/>
      <text:p text:style-name="P15"><text:s text:c="4"/>global buffPtr</text:p>
      <text:p text:style-name="P15"><text:s text:c="4"/>global buff</text:p>
      <text:p text:style-name="P15"><text:s text:c="4"/>global counter</text:p>
      <text:p text:style-name="P15"><text:soft-page-break/><text:s text:c="4"/>lexeme="".join(buff[:buffPtr])</text:p>
      <text:p text:style-name="P15"/>
      <text:p text:style-name="P15"><text:s text:c="4"/></text:p>
      <text:p text:style-name="P15"><text:s text:c="4"/>d=ord(c)</text:p>
      <text:p text:style-name="P15"><text:s text:c="4"/>#check if d is a number</text:p>
      <text:p text:style-name="P15"><text:s text:c="4"/>if (48&lt;=d&lt;=57):</text:p>
      <text:p text:style-name="P15"><text:s text:c="8"/>if counter&gt;=5:</text:p>
      <text:p text:style-name="P15"><text:s text:c="12"/>return {'tokenType':"LEXERR", 'lexeme':lexeme, 'attribute':"Extra Long Integer"} </text:p>
      <text:p text:style-name="P15"><text:s text:c="8"/>counter+=1</text:p>
      <text:p text:style-name="P15"><text:s text:c="8"/>return <text:s/>"x"</text:p>
      <text:p text:style-name="P15"><text:s text:c="4"/>elif c is '.':</text:p>
      <text:p text:style-name="P15"><text:s text:c="8"/>counter=0</text:p>
      <text:p text:style-name="P15"><text:s text:c="8"/>return "y"</text:p>
      <text:p text:style-name="P15"><text:s text:c="4"/>else:</text:p>
      <text:p text:style-name="P15"><text:s text:c="8"/>buffPtr-=1</text:p>
      <text:p text:style-name="P15"><text:s text:c="8"/>return None</text:p>
      <text:p text:style-name="P15">lrMachine.addState("x", handle)</text:p>
      <text:p text:style-name="P15">def handle(c):#y</text:p>
      <text:p text:style-name="P15"><text:s text:c="4"/>assert type(c) is str and len(c)==1</text:p>
      <text:p text:style-name="P15"/>
      <text:p text:style-name="P15"><text:s text:c="4"/>global buff</text:p>
      <text:p text:style-name="P15"><text:s text:c="4"/>global buffPtr</text:p>
      <text:p text:style-name="P15"><text:s text:c="4"/>global counter</text:p>
      <text:p text:style-name="P15"><text:s text:c="4"/>lexeme="".join(buff[:buffPtr]) </text:p>
      <text:p text:style-name="P15"/>
      <text:p text:style-name="P15"><text:s text:c="4"/>d=ord(c)</text:p>
      <text:p text:style-name="P15"><text:s text:c="4"/>#check if d is a number</text:p>
      <text:p text:style-name="P15"><text:s text:c="4"/>if (48&lt;=d&lt;=57):</text:p>
      <text:p text:style-name="P15"><text:s text:c="8"/>if counter&gt;=5:</text:p>
      <text:p text:style-name="P15"><text:s text:c="12"/>return {'tokenType':"LEXERR", 'lexeme':lexeme, 'attribute':"Extra Long Fractional Part"}</text:p>
      <text:p text:style-name="P15"><text:s text:c="8"/>counter+=1</text:p>
      <text:p text:style-name="P15"><text:s text:c="8"/>return <text:s/>"y"</text:p>
      <text:p text:style-name="P15"><text:s text:c="4"/>elif c is 'E' and counter is not 0:</text:p>
      <text:p text:style-name="P15"><text:s text:c="8"/>counter=0</text:p>
      <text:p text:style-name="P15"><text:s text:c="8"/>return "z"</text:p>
      <text:p text:style-name="P15"><text:s text:c="4"/>else:</text:p>
      <text:p text:style-name="P15"><text:s text:c="8"/>buffPtr-=1</text:p>
      <text:p text:style-name="P15"><text:s text:c="8"/>return None</text:p>
      <text:p text:style-name="P15">lrMachine.addState("y", handle)</text:p>
      <text:p text:style-name="P15">def handle(c):#z</text:p>
      <text:p text:style-name="P15"><text:s text:c="4"/>assert type(c) is str and len(c)==1</text:p>
      <text:p text:style-name="P15"/>
      <text:p text:style-name="P15"><text:s text:c="4"/>global buffPtr</text:p>
      <text:p text:style-name="P15"><text:s text:c="4"/>global buff</text:p>
      <text:p text:style-name="P15"><text:s text:c="4"/>global counter</text:p>
      <text:p text:style-name="P15"><text:s text:c="4"/>lexeme="".join(buff[:buffPtr])</text:p>
      <text:p text:style-name="P15"/>
      <text:p text:style-name="P15"><text:s text:c="4"/>d=ord(c)</text:p>
      <text:p text:style-name="P15"><text:s text:c="4"/>#check if d is a number</text:p>
      <text:p text:style-name="P15"><text:s text:c="4"/>if (48&lt;=d&lt;=57):</text:p>
      <text:p text:style-name="P15"><text:s text:c="8"/>if counter&gt;=2:</text:p>
      <text:p text:style-name="P15"><text:s text:c="12"/>return {'tokenType':"LEXERR", 'lexeme':lexeme, 'attribute':"Extra Long Exponent part"} </text:p>
      <text:p text:style-name="P15"><text:s text:c="8"/>counter+=1</text:p>
      <text:p text:style-name="P15"><text:s text:c="8"/>return <text:s/>"z"</text:p>
      <text:p text:style-name="P15"><text:s text:c="4"/>else:</text:p>
      <text:p text:style-name="P15"><text:s text:c="8"/>lexeme="".join(buff[:buffPtr])</text:p>
      <text:p text:style-name="P15"><text:s text:c="8"/>buffPtr-=1</text:p>
      <text:p text:style-name="P15"><text:s text:c="8"/>return {'tokenType':"NUMBER", 'lexeme':lexeme, 'attribute':"longReal"}</text:p>
      <text:p text:style-name="P15">lrMachine.addState("z", handle)</text:p>
      <text:p text:style-name="P15">lrMachine.setStart("__start__")</text:p>
      <text:p text:style-name="P15">machines.append(lrMachine)</text:p>
      <text:p text:style-name="P15"/>
      <text:p text:style-name="P15">#define reals machine (must be before ints to ensure we don't ppremeturely tokenize an int out of a real)</text:p>
      <text:p text:style-name="P15"><text:soft-page-break/>rMachine=LexerFSM()</text:p>
      <text:p text:style-name="P15">def handle(c): #start</text:p>
      <text:p text:style-name="P15"><text:s text:c="4"/>assert type(c) is str and len(c)==1</text:p>
      <text:p text:style-name="P15"><text:s text:c="4"/>d=ord(c)</text:p>
      <text:p text:style-name="P15"><text:s text:c="4"/>#check if d is a number</text:p>
      <text:p text:style-name="P15"><text:s text:c="4"/>if (48&lt;=d&lt;=57):</text:p>
      <text:p text:style-name="P15"><text:s text:c="8"/>return <text:s/>"x"</text:p>
      <text:p text:style-name="P15"><text:s text:c="4"/>else:</text:p>
      <text:p text:style-name="P15"><text:s text:c="8"/>global buffPtr</text:p>
      <text:p text:style-name="P15"><text:s text:c="8"/>buffPtr-=1</text:p>
      <text:p text:style-name="P15"><text:s text:c="8"/>return None</text:p>
      <text:p text:style-name="P15">rMachine.addState("__start__", handle)</text:p>
      <text:p text:style-name="P15">def handle(c):#x</text:p>
      <text:p text:style-name="P15"><text:s text:c="4"/>assert type(c) is str and len(c)==1</text:p>
      <text:p text:style-name="P15"><text:s text:c="4"/>d=ord(c)</text:p>
      <text:p text:style-name="P15"><text:s text:c="4"/>#check if d is a number</text:p>
      <text:p text:style-name="P15"><text:s text:c="4"/>if (48&lt;=d&lt;=57):</text:p>
      <text:p text:style-name="P15"><text:s text:c="8"/>return <text:s/>"x"</text:p>
      <text:p text:style-name="P15"><text:s text:c="4"/>elif c is '.':</text:p>
      <text:p text:style-name="P15"><text:s text:c="8"/>return "y"</text:p>
      <text:p text:style-name="P15"><text:s text:c="4"/>else:</text:p>
      <text:p text:style-name="P15"><text:s text:c="8"/>global buffPtr</text:p>
      <text:p text:style-name="P15"><text:s text:c="8"/>buffPtr-=1</text:p>
      <text:p text:style-name="P15"><text:s text:c="8"/>return None</text:p>
      <text:p text:style-name="P15">rMachine.addState("x", handle)</text:p>
      <text:p text:style-name="P15">def handle(c):#y</text:p>
      <text:p text:style-name="P15"><text:s text:c="4"/>assert type(c) is str and len(c)==1</text:p>
      <text:p text:style-name="P15"><text:s text:c="4"/>d=ord(c)</text:p>
      <text:p text:style-name="P15"><text:s text:c="4"/>#check if d is a number</text:p>
      <text:p text:style-name="P15"><text:s text:c="4"/>if (48&lt;=d&lt;=57):</text:p>
      <text:p text:style-name="P15"><text:s text:c="8"/>return <text:s/>"y"</text:p>
      <text:p text:style-name="P15"><text:s text:c="4"/>else:</text:p>
      <text:p text:style-name="P15"><text:s text:c="8"/>global buffPtr</text:p>
      <text:p text:style-name="P15"><text:s text:c="8"/>global buff</text:p>
      <text:p text:style-name="P15"><text:s text:c="8"/>lexeme="".join(buff[:buffPtr])</text:p>
      <text:p text:style-name="P15"><text:s text:c="8"/>buffPtr-=1</text:p>
      <text:p text:style-name="P15"><text:s text:c="8"/>return {'tokenType':"NUMBER", 'lexeme':lexeme, 'attribute':"realNum"} #TODO what are we doing with this attribute???</text:p>
      <text:p text:style-name="P15">rMachine.addState("y", handle)</text:p>
      <text:p text:style-name="P15">rMachine.setStart("__start__")</text:p>
      <text:p text:style-name="P15">machines.append(rMachine)</text:p>
      <text:p text:style-name="P15"/>
      <text:p text:style-name="P15">#define int machine</text:p>
      <text:p text:style-name="P15">intMachine=LexerFSM()</text:p>
      <text:p text:style-name="P15">def handle(c):</text:p>
      <text:p text:style-name="P15"><text:s text:c="4"/>assert type(c) is str and len(c)==1</text:p>
      <text:p text:style-name="P15"><text:s text:c="4"/>d=ord(c)</text:p>
      <text:p text:style-name="P15"><text:s text:c="4"/>if (48&lt;=d&lt;=57):</text:p>
      <text:p text:style-name="P15"><text:s text:c="8"/>return "num"</text:p>
      <text:p text:style-name="P15"><text:s text:c="4"/>else:</text:p>
      <text:p text:style-name="P15"><text:s text:c="8"/>global buffPtr</text:p>
      <text:p text:style-name="P15"><text:s text:c="8"/>buffPtr-=1</text:p>
      <text:p text:style-name="P15"><text:s text:c="8"/>return None</text:p>
      <text:p text:style-name="P15">intMachine.addState("__start__", handle)</text:p>
      <text:p text:style-name="P15">def handle(c):</text:p>
      <text:p text:style-name="P15"><text:s text:c="4"/>assert type(c) is str and len(c)==1</text:p>
      <text:p text:style-name="P15"><text:s text:c="4"/>d=ord(c)</text:p>
      <text:p text:style-name="P15"><text:s text:c="4"/>#check if d is a number</text:p>
      <text:p text:style-name="P15"><text:s text:c="4"/>if (48&lt;=d&lt;=57):</text:p>
      <text:p text:style-name="P15"><text:s text:c="8"/>return <text:s/>"num"</text:p>
      <text:p text:style-name="P15"><text:s text:c="4"/>else:</text:p>
      <text:p text:style-name="P15"><text:s text:c="8"/>global buffPtr</text:p>
      <text:p text:style-name="P15"><text:s text:c="8"/>global buff</text:p>
      <text:p text:style-name="P15"><text:soft-page-break/><text:s text:c="8"/>lexeme="".join(buff[0:buffPtr])</text:p>
      <text:p text:style-name="P15"><text:s text:c="8"/>buffPtr-=1</text:p>
      <text:p text:style-name="P15"><text:s text:c="8"/>return {'tokenType':"NUMBER", 'lexeme':lexeme, 'attribute':"intNum"} #TODO what to do about attribute???</text:p>
      <text:p text:style-name="P15">intMachine.addState("num", handle)</text:p>
      <text:p text:style-name="P15">intMachine.setStart("__start__")</text:p>
      <text:p text:style-name="P15">machines.append(intMachine)</text:p>
      <text:p text:style-name="P15"/>
      <text:p text:style-name="P15">#define ID machine</text:p>
      <text:p text:style-name="P15">#TODO implement restrictions on the size of ID</text:p>
      <text:p text:style-name="P15">idMachine=LexerFSM()</text:p>
      <text:p text:style-name="P15">def handle(c): #start</text:p>
      <text:p text:style-name="P15"><text:s text:c="4"/>global buffPtr</text:p>
      <text:p text:style-name="P15"><text:s text:c="4"/>assert type(c) is str and len(c)==1</text:p>
      <text:p text:style-name="P15"><text:s text:c="4"/>#convert c to ascii number representation</text:p>
      <text:p text:style-name="P15"><text:s text:c="4"/>l=ord(c)</text:p>
      <text:p text:style-name="P15"><text:s text:c="4"/>#check if l is a capital or lowercase letter</text:p>
      <text:p text:style-name="P15"><text:s text:c="4"/>if (65&lt;=l&lt;=90) or (97&lt;=l&lt;=122):</text:p>
      <text:p text:style-name="P15"><text:s text:c="8"/>global counter</text:p>
      <text:p text:style-name="P15"><text:s text:c="8"/>counter=1</text:p>
      <text:p text:style-name="P15"><text:s text:c="8"/>return <text:s/>"letterNum"</text:p>
      <text:p text:style-name="P15"><text:s text:c="4"/>else:</text:p>
      <text:p text:style-name="P15"><text:s text:c="8"/>buffPtr-=1</text:p>
      <text:p text:style-name="P15"><text:s text:c="8"/>return None</text:p>
      <text:p text:style-name="P15">idMachine.addState("__start__", handle)</text:p>
      <text:p text:style-name="P15">def handle(c): #letterNum</text:p>
      <text:p text:style-name="P15"><text:s text:c="4"/>assert type(c) is str and len(c)==1</text:p>
      <text:p text:style-name="P15"/>
      <text:p text:style-name="P15"><text:s text:c="4"/>global buffPtr</text:p>
      <text:p text:style-name="P15"><text:s text:c="4"/>global buff</text:p>
      <text:p text:style-name="P15"><text:s text:c="4"/>global counter</text:p>
      <text:p text:style-name="P15"><text:s text:c="4"/>lexeme="".join(buff[:buffPtr])</text:p>
      <text:p text:style-name="P15"/>
      <text:p text:style-name="P15"><text:s text:c="4"/>if counter&gt;10:</text:p>
      <text:p text:style-name="P15"><text:s text:c="8"/>return {'tokenType':"LEXERR", 'lexeme':lexeme, 'attribute':"Extra Long Identifier"} </text:p>
      <text:p text:style-name="P15"/>
      <text:p text:style-name="P15"><text:s text:c="4"/>ld=ord(c)</text:p>
      <text:p text:style-name="P15"><text:s text:c="4"/>#check if ld is a letter</text:p>
      <text:p text:style-name="P15"><text:s text:c="4"/>if (65&lt;=ld&lt;=90) or (97&lt;=ld&lt;=122):</text:p>
      <text:p text:style-name="P15"><text:s text:c="8"/>counter+=1</text:p>
      <text:p text:style-name="P15"><text:s text:c="8"/>return <text:s/>"letterNum"</text:p>
      <text:p text:style-name="P15"><text:s text:c="4"/>#check if ld is a number</text:p>
      <text:p text:style-name="P15"><text:s text:c="4"/>elif (48&lt;=ld&lt;=57):</text:p>
      <text:p text:style-name="P15"><text:s text:c="8"/>counter+=1</text:p>
      <text:p text:style-name="P15"><text:s text:c="8"/>return <text:s/>"letterNum"</text:p>
      <text:p text:style-name="P15"><text:s text:c="4"/>else:</text:p>
      <text:p text:style-name="P15"><text:s text:c="8"/>buffPtr-=1</text:p>
      <text:p text:style-name="P15"><text:tab/><text:tab/>#check if lexeme is a reserved word</text:p>
      <text:p text:style-name="P15"><text:s text:c="8"/>result=reservedWordTable.lookup(lexeme)</text:p>
      <text:p text:style-name="P15"><text:s text:c="8"/>if result is not None:</text:p>
      <text:p text:style-name="P15"><text:s text:c="12"/>return result</text:p>
      <text:p text:style-name="P15"><text:s text:c="8"/>token={'tokenType':"ID", 'lexeme':lexeme, 'attribute':""} </text:p>
      <text:p text:style-name="P15"><text:s text:c="8"/>global symTable</text:p>
      <text:p text:style-name="P15"><text:s text:c="8"/>result=symTable.insert(token)</text:p>
      <text:p text:style-name="P15"><text:s text:c="8"/>if result is not None:</text:p>
      <text:p text:style-name="P15"><text:s text:c="12"/>ptr=hex(id(result)) #TODO change in favor of better pointer scheme</text:p>
      <text:p text:style-name="P15"><text:s text:c="12"/>token['attribute']=ptr</text:p>
      <text:p text:style-name="P15"><text:s text:c="8"/>else:</text:p>
      <text:p text:style-name="P15"><text:s text:c="12"/>result=symTable.lookup(token['lexeme'])</text:p>
      <text:p text:style-name="P15"><text:s text:c="8"/>return result </text:p>
      <text:p text:style-name="P15">idMachine.addState("letterNum", handle)</text:p>
      <text:p text:style-name="P15">idMachine.setStart("__start__")</text:p>
      <text:p text:style-name="P15">machines.append(idMachine)</text:p>
      <text:p text:style-name="P15"/>
      <text:p text:style-name="P15"><text:soft-page-break/></text:p>
      <text:p text:style-name="P15">#define keyword machine</text:p>
      <text:p text:style-name="P15">catchAllMachine=LexerFSM()</text:p>
      <text:p text:style-name="P15">def handle(c):#start state</text:p>
      <text:p text:style-name="P15"><text:tab/>assert type(c) is str and len(c)==1</text:p>
      <text:p text:style-name="P15"><text:tab/>global buff</text:p>
      <text:p text:style-name="P15"><text:tab/>global buffPtr</text:p>
      <text:p text:style-name="P15"><text:tab/>if ord(c) is 3 : <text:s/>#end of file</text:p>
      <text:p text:style-name="P15"><text:tab/><text:tab/>return {'tokenType':'EOF', 'lexeme':"$", 'attribute':"endOfFile"}</text:p>
      <text:p text:style-name="P15"><text:tab/>seq=c</text:p>
      <text:p text:style-name="P15"><text:tab/>while reservedWordTable.hasStartsWith(seq):</text:p>
      <text:p text:style-name="P15"><text:tab/><text:tab/>lookupResult = reservedWordTable.lookup(seq)</text:p>
      <text:p text:style-name="P15"><text:tab/><text:tab/>if lookupResult is not None:</text:p>
      <text:p text:style-name="P15"><text:tab/><text:tab/><text:tab/>return lookupResult</text:p>
      <text:p text:style-name="P15"><text:tab/><text:tab/>buffPtr+=1</text:p>
      <text:p text:style-name="P15"><text:tab/><text:tab/>if buffPtr &gt;= len(buff):</text:p>
      <text:p text:style-name="P15"><text:tab/><text:tab/><text:tab/>break</text:p>
      <text:p text:style-name="P15"><text:tab/><text:tab/>seq+=buff[buffPtr]</text:p>
      <text:p text:style-name="P15"><text:tab/><text:tab/></text:p>
      <text:p text:style-name="P15"><text:tab/>return {'tokenType':"LEXERR", 'lexeme':seq, 'attribute':"Unrecognized Symbol"}</text:p>
      <text:p text:style-name="P15">catchAllMachine.addState("__start__", handle)</text:p>
      <text:p text:style-name="P15">catchAllMachine.setStart("__start__")</text:p>
      <text:p text:style-name="P15">machines.append(catchAllMachine)</text:p>
      <text:p text:style-name="P15"/>
      <text:p text:style-name="P15"/>
      <text:p text:style-name="P15">#symbol tables</text:p>
      <text:p text:style-name="P15">from symbolTable import symbolTable</text:p>
      <text:p text:style-name="P15">symTable = symbolTable()</text:p>
      <text:p text:style-name="P15">reservedWordTable = None</text:p>
      <text:p text:style-name="P15"/>
      <text:p text:style-name="P15">#define module methods</text:p>
      <text:p text:style-name="P15">def tryMachine(machine):</text:p>
      <text:p text:style-name="P15"><text:s text:c="4"/>global buff</text:p>
      <text:p text:style-name="P15"><text:s text:c="4"/>global buffPtr</text:p>
      <text:p text:style-name="P15"><text:s text:c="4"/>machine.start()</text:p>
      <text:p text:style-name="P15"><text:s text:c="4"/>result=True</text:p>
      <text:p text:style-name="P15"><text:s text:c="4"/>while result is True:</text:p>
      <text:p text:style-name="P15"><text:s text:c="8"/>if buffPtr &gt;= len(buff):</text:p>
      <text:p text:style-name="P15"><text:s text:c="12"/>return {'tokenType':"LEXERR", 'lexeme':"Incomplete token at the end of the buffer", 'attribute':""}</text:p>
      <text:p text:style-name="P15"><text:s text:c="8"/>result=machine.feedChar(buff[buffPtr])</text:p>
      <text:p text:style-name="P15"><text:s text:c="8"/>buffPtr+=1</text:p>
      <text:p text:style-name="P15"><text:s text:c="4"/>if type(result) is None: #None is used for whitespace, comments, or other non-token generating items</text:p>
      <text:p text:style-name="P15"><text:s text:c="8"/>return None</text:p>
      <text:p text:style-name="P15"><text:s text:c="4"/>elif type(result) is dict:</text:p>
      <text:p text:style-name="P15"><text:s text:c="8"/>buff=buff[buffPtr:]</text:p>
      <text:p text:style-name="P15"><text:s text:c="8"/>buffPtr=0</text:p>
      <text:p text:style-name="P15"><text:s text:c="8"/>return result</text:p>
      <text:p text:style-name="P15"><text:s text:c="4"/>assert result is False #should be False when moving to next machine</text:p>
      <text:p text:style-name="P15"><text:s text:c="4"/>buffPtr=0</text:p>
      <text:p text:style-name="P15"><text:s text:c="4"/>return result</text:p>
      <text:p text:style-name="P15"/>
      <text:p text:style-name="P15">def defineReservedWordTable(s):</text:p>
      <text:p text:style-name="P15"><text:s text:c="4"/>global reservedWordTable</text:p>
      <text:p text:style-name="P15"><text:s text:c="4"/>if reservedWordTable is not None:</text:p>
      <text:p text:style-name="P15"><text:s text:c="8"/>print "Warning! Symbol table has already been defined. Overriding"</text:p>
      <text:p text:style-name="P15"><text:s text:c="4"/>reservedWordTable=s</text:p>
      <text:p text:style-name="P15"/>
      <text:p text:style-name="P15">def feedLexer(sourceString):</text:p>
      <text:p text:style-name="P15"><text:s text:c="4"/>global reservedWordTable</text:p>
      <text:p text:style-name="P15"><text:s text:c="4"/>if reservedWordTable is None:</text:p>
      <text:p text:style-name="P15"><text:s text:c="8"/>print "Error! must pass in reserved word table with defineReservedWordTable(s) first"</text:p>
      <text:p text:style-name="P15"><text:s text:c="8"/>sys.exit()</text:p>
      <text:p text:style-name="P15"><text:s text:c="4"/>assert type(sourceString) is str</text:p>
      <text:p text:style-name="P15"><text:soft-page-break/><text:s text:c="4"/>global buff</text:p>
      <text:p text:style-name="P15"><text:s text:c="4"/>buff+=list(sourceString)</text:p>
      <text:p text:style-name="P15"/>
      <text:p text:style-name="P15"># Get the next token</text:p>
      <text:p text:style-name="P15">#returns:</text:p>
      <text:p text:style-name="P15"># <text:s text:c="2"/>None if there are no complete tokens in the buffer TODO this is bad. ALWAYS return a token!</text:p>
      <text:p text:style-name="P15"># <text:s text:c="2"/>The three tuple of the next token if the next token exists</text:p>
      <text:p text:style-name="P15">def getToken():</text:p>
      <text:p text:style-name="P15"><text:s text:c="4"/>global buff</text:p>
      <text:p text:style-name="P15"><text:s text:c="4"/>global buffPtr</text:p>
      <text:p text:style-name="P15"><text:s text:c="4"/>global machines</text:p>
      <text:p text:style-name="P15"/>
      <text:p text:style-name="P15"><text:s text:c="4"/>isToken = False</text:p>
      <text:p text:style-name="P15"><text:s text:c="4"/>while not isToken:</text:p>
      <text:p text:style-name="P15"/>
      <text:p text:style-name="P15"><text:s text:c="8"/>if len(buff) is 0:</text:p>
      <text:p text:style-name="P15"><text:s text:c="12"/>return "noTokens"</text:p>
      <text:p text:style-name="P15"/>
      <text:p text:style-name="P15"><text:s text:c="8"/>machineResult=False</text:p>
      <text:p text:style-name="P15"><text:s text:c="8"/>i=0</text:p>
      <text:p text:style-name="P15"><text:s text:c="8"/>#try all the machines</text:p>
      <text:p text:style-name="P15"><text:s text:c="8"/>while (machineResult is False or machineResult is None) and i &lt; len(machines):</text:p>
      <text:p text:style-name="P15"><text:s text:c="12"/>machineResult=tryMachine(machines[i])</text:p>
      <text:p text:style-name="P15"><text:s text:c="12"/>i+=1</text:p>
      <text:p text:style-name="P15"><text:s text:c="4"/></text:p>
      <text:p text:style-name="P15"><text:tab/>#check if machineResult is a non-empty token</text:p>
      <text:p text:style-name="P15"><text:tab/>if type(machineResult) is dict and bool(machineResult) is True:</text:p>
      <text:p text:style-name="P15"><text:tab/> <text:s text:c="3"/>isToken = True</text:p>
      <text:p text:style-name="P15"><text:s text:c="4"/>#if machineResult['tokenType'] is 'LEXERR': <text:s text:c="6"/></text:p>
      <text:p text:style-name="P15"><text:tab/>#print "Lexical Error! " + str(machineResult['lexeme'])+ " is not a valid token."</text:p>
      <text:p text:style-name="P15"><text:s text:c="8"/>#sys.exit()</text:p>
      <text:p text:style-name="P15"><text:s text:c="4"/>return machineResult</text:p>
      <text:h text:style-name="P33" text:outline-level="3">symbolTable.py</text:h>
      <text:p text:style-name="P11">'''</text:p>
      <text:p text:style-name="P11">A python implementation of the symbol table abstract data type. The symbol table</text:p>
      <text:p text:style-name="P11">is to be used througout the compilation process as new tokens and symbols are</text:p>
      <text:p text:style-name="P11">assigned.</text:p>
      <text:p text:style-name="P11">'''</text:p>
      <text:p text:style-name="P11">class symbolTable:</text:p>
      <text:p text:style-name="P11"><text:s text:c="4"/>def __init__(self):</text:p>
      <text:p text:style-name="P11"><text:s text:c="8"/>self.symtable = []</text:p>
      <text:p text:style-name="P11"><text:s text:c="4"/></text:p>
      <text:p text:style-name="P11"><text:s text:c="4"/>def insert(self, token):</text:p>
      <text:p text:style-name="P11"><text:s text:c="8"/>assert type(token) is dict</text:p>
      <text:p text:style-name="P11"><text:s text:c="8"/>assert 'lexeme' in token</text:p>
      <text:p text:style-name="P11"><text:s text:c="8"/>assert 'tokenType' in token</text:p>
      <text:p text:style-name="P11"><text:s text:c="8"/>for t in self.symtable:</text:p>
      <text:p text:style-name="P11"><text:s text:c="12"/>if t['lexeme'] == token['lexeme']:</text:p>
      <text:p text:style-name="P11"><text:s text:c="16"/>return None</text:p>
      <text:p text:style-name="P11"><text:s text:c="8"/>self.symtable.append(token)</text:p>
      <text:p text:style-name="P11"><text:s text:c="8"/>return self.symtable[-1]</text:p>
      <text:p text:style-name="P11"/>
      <text:p text:style-name="P11"><text:s text:c="4"/>def lookup(self, token):</text:p>
      <text:p text:style-name="P11"><text:s text:c="8"/>if type(token) is dict:</text:p>
      <text:p text:style-name="P11"><text:s text:c="12"/>tokName = token["lexeme"]</text:p>
      <text:p text:style-name="P11"><text:s text:c="8"/>elif type(token) is str:</text:p>
      <text:p text:style-name="P11"><text:s text:c="12"/>tokName = token</text:p>
      <text:p text:style-name="P11"><text:s text:c="8"/>else:</text:p>
      <text:p text:style-name="P11"><text:s text:c="12"/>assert(False)</text:p>
      <text:p text:style-name="P11"><text:s text:c="8"/>for symToken in self.symtable:</text:p>
      <text:p text:style-name="P11"><text:s text:c="12"/>if tokName==symToken['lexeme']:</text:p>
      <text:p text:style-name="P11"><text:s text:c="16"/>return symToken</text:p>
      <text:p text:style-name="P11"><text:s text:c="8"/>else:</text:p>
      <text:p text:style-name="P11"><text:s text:c="12"/>return None</text:p>
      <text:p text:style-name="P11"/>
      <text:p text:style-name="P11"><text:s text:c="4"/>#looks to see if there is a lexeme that starts with a character sequence</text:p>
      <text:p text:style-name="P11"><text:s text:c="4"/>def hasStartsWith(self, sequence):</text:p>
      <text:p text:style-name="P11"><text:s text:c="8"/>assert type(sequence) is str</text:p>
      <text:p text:style-name="P11"><text:s text:c="8"/>for symToken in self.symtable:</text:p>
      <text:p text:style-name="P11"><text:s text:c="8"/><text:tab/>if str(symToken['lexeme']).startswith(sequence):</text:p>
      <text:p text:style-name="P11"><text:s text:c="20"/>return True</text:p>
      <text:p text:style-name="P11"><text:s text:c="8"/>return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29:00.453015097</meta:creation-date>
    <meta:generator>LibreOffice/4.3.3.2$Linux_X86_64 LibreOffice_project/430m0$Build-2</meta:generator>
    <dc:date>2015-12-19T17:04:52.418799052</dc:date>
    <meta:editing-duration>PT12H58M49S</meta:editing-duration>
    <meta:editing-cycles>29</meta:editing-cycles>
    <meta:document-statistic meta:table-count="0" meta:image-count="0" meta:object-count="0" meta:page-count="27" meta:paragraph-count="1185" meta:word-count="4933" meta:character-count="54796" meta:non-whitespace-character-count="28822"/>
  </office:meta>
</office:document-meta>
</file>